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d032" officeooo:paragraph-rsid="0016d032"/>
    </style:style>
    <style:style style:name="P2" style:family="paragraph" style:parent-style-name="Standard">
      <style:text-properties officeooo:rsid="0016d032" officeooo:paragraph-rsid="001d7262"/>
    </style:style>
    <style:style style:name="P3" style:family="paragraph" style:parent-style-name="Standard">
      <style:text-properties officeooo:paragraph-rsid="0016d032"/>
    </style:style>
    <style:style style:name="P4" style:family="paragraph" style:parent-style-name="Standard">
      <style:text-properties officeooo:rsid="001858d2" officeooo:paragraph-rsid="001858d2"/>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officeooo:paragraph-rsid="001858d2"/>
    </style:style>
    <style:style style:name="P7" style:family="paragraph" style:parent-style-name="Standard">
      <style:text-properties officeooo:rsid="001858d2" officeooo:paragraph-rsid="001858d2" fo:background-color="transparent"/>
    </style:style>
    <style:style style:name="P8" style:family="paragraph" style:parent-style-name="Standard">
      <style:text-properties officeooo:rsid="0019b078" officeooo:paragraph-rsid="0019b078" fo:background-color="transparent"/>
    </style:style>
    <style:style style:name="P9" style:family="paragraph" style:parent-style-name="Standard">
      <style:text-properties officeooo:rsid="0016d032" officeooo:paragraph-rsid="0016d032" fo:background-color="#ffff99"/>
    </style:style>
    <style:style style:name="P10" style:family="paragraph" style:parent-style-name="Standard">
      <style:text-properties officeooo:rsid="0016d032" officeooo:paragraph-rsid="001858d2" fo:background-color="#ffff99"/>
    </style:style>
    <style:style style:name="P11" style:family="paragraph" style:parent-style-name="Standard">
      <style:text-properties officeooo:rsid="0016d032" officeooo:paragraph-rsid="0019b078" fo:background-color="#ffff99"/>
    </style:style>
    <style:style style:name="P12" style:family="paragraph" style:parent-style-name="Standard">
      <style:text-properties officeooo:rsid="0016d032" officeooo:paragraph-rsid="001d7262" fo:background-color="#ffff99"/>
    </style:style>
    <style:style style:name="P13" style:family="paragraph" style:parent-style-name="Standard">
      <style:text-properties officeooo:paragraph-rsid="001858d2" fo:background-color="#ffff99"/>
    </style:style>
    <style:style style:name="P14" style:family="paragraph" style:parent-style-name="Standard">
      <style:text-properties officeooo:rsid="0019b078" officeooo:paragraph-rsid="0019b078"/>
    </style:style>
    <style:style style:name="P15" style:family="paragraph" style:parent-style-name="Standard">
      <style:text-properties officeooo:rsid="001d7262" officeooo:paragraph-rsid="001d7262"/>
    </style:style>
    <style:style style:name="P16" style:family="paragraph" style:parent-style-name="Standard">
      <style:paragraph-properties fo:margin-top="0cm" fo:margin-bottom="0cm" loext:contextual-spacing="false" fo:padding="0cm" fo:border="none"/>
      <style:text-properties style:font-name="DejaVu Sans Mono" fo:font-size="10pt" officeooo:paragraph-rsid="0019b078" fo:background-color="transparent"/>
    </style:style>
    <style:style style:name="P17" style:family="paragraph" style:parent-style-name="Standard">
      <style:paragraph-properties fo:margin-top="0cm" fo:margin-bottom="0cm" loext:contextual-spacing="false" fo:padding="0cm" fo:border="none"/>
      <style:text-properties style:font-name="DejaVu Sans Mono" fo:font-size="10pt" officeooo:rsid="001d7262" officeooo:paragraph-rsid="001d7262" fo:background-color="transparent"/>
    </style:style>
    <style:style style:name="P18" style:family="paragraph" style:parent-style-name="Standard">
      <style:paragraph-properties fo:margin-top="0cm" fo:margin-bottom="0cm" loext:contextual-spacing="false" fo:padding="0cm" fo:border="none"/>
      <style:text-properties style:font-name="DejaVu Sans Mono" fo:font-size="10pt" officeooo:rsid="001ea00d" officeooo:paragraph-rsid="001ea00d" fo:background-color="transparent"/>
    </style:style>
    <style:style style:name="P19" style:family="paragraph" style:parent-style-name="Standard">
      <style:paragraph-properties fo:margin-top="0cm" fo:margin-bottom="0cm" loext:contextual-spacing="false" fo:padding="0cm" fo:border="none"/>
      <style:text-properties style:font-name="DejaVu Sans Mono" fo:font-size="10pt" officeooo:paragraph-rsid="001d7262"/>
    </style:style>
    <style:style style:name="P20" style:family="paragraph" style:parent-style-name="Standard">
      <style:paragraph-properties fo:margin-top="0cm" fo:margin-bottom="0cm" loext:contextual-spacing="false" fo:text-align="center" style:justify-single-word="false" fo:padding="0cm" fo:border="none"/>
      <style:text-properties fo:color="#000000" style:font-name="DejaVu Sans Mono" fo:font-size="10pt" fo:font-weight="normal" officeooo:rsid="001858d2" officeooo:paragraph-rsid="001d7262" style:font-size-asian="32pt" style:font-weight-asian="normal" style:font-size-complex="32pt" style:font-weight-complex="normal"/>
    </style:style>
    <style:style style:name="P21" style:family="paragraph" style:parent-style-name="Preformatted_20_Text">
      <style:text-properties style:font-name="DejaVu Sans Mono" fo:font-size="10pt" officeooo:rsid="0016d032" officeooo:paragraph-rsid="0016d032"/>
    </style:style>
    <style:style style:name="P22" style:family="paragraph" style:parent-style-name="Preformatted_20_Text">
      <style:text-properties style:font-name="DejaVu Sans Mono" fo:font-size="10pt" officeooo:paragraph-rsid="001858d2"/>
    </style:style>
    <style:style style:name="P23" style:family="paragraph" style:parent-style-name="Preformatted_20_Text">
      <style:text-properties style:font-name="DejaVu Sans Mono" fo:font-size="10pt" officeooo:rsid="0016d032" officeooo:paragraph-rsid="001858d2" fo:background-color="transparent"/>
    </style:style>
    <style:style style:name="P24" style:family="paragraph" style:parent-style-name="Preformatted_20_Text">
      <style:text-properties style:font-name="DejaVu Sans Mono" fo:font-size="10pt" officeooo:rsid="001858d2" officeooo:paragraph-rsid="001858d2" fo:background-color="transparent"/>
    </style:style>
    <style:style style:name="P25" style:family="paragraph" style:parent-style-name="Preformatted_20_Text">
      <style:text-properties style:font-name="DejaVu Sans Mono" fo:font-size="10pt" officeooo:rsid="001d7262" officeooo:paragraph-rsid="001d7262"/>
    </style:style>
    <style:style style:name="P26" style:family="paragraph" style:parent-style-name="Preformatted_20_Text">
      <style:paragraph-properties fo:margin-top="0cm" fo:margin-bottom="0cm" loext:contextual-spacing="false" fo:padding="0cm" fo:border="none"/>
    </style:style>
    <style:style style:name="P27" style:family="paragraph" style:parent-style-name="Preformatted_20_Text">
      <style:paragraph-properties fo:margin-top="0cm" fo:margin-bottom="0cm" loext:contextual-spacing="false" fo:padding="0cm" fo:border="none"/>
      <style:text-properties style:font-name="DejaVu Sans Mono" fo:font-size="10pt"/>
    </style:style>
    <style:style style:name="P28" style:family="paragraph" style:parent-style-name="Preformatted_20_Text">
      <style:paragraph-properties fo:margin-top="0cm" fo:margin-bottom="0cm" loext:contextual-spacing="false" fo:padding="0cm" fo:border="none"/>
      <style:text-properties style:font-name="DejaVu Sans Mono" fo:font-size="10pt" fo:background-color="transparent"/>
    </style:style>
    <style:style style:name="P29" style:family="paragraph" style:parent-style-name="Preformatted_20_Text">
      <style:paragraph-properties fo:margin-top="0cm" fo:margin-bottom="0cm" loext:contextual-spacing="false" fo:padding="0cm" fo:border="none"/>
      <style:text-properties style:font-name="DejaVu Sans Mono" fo:font-size="10pt" officeooo:rsid="001d7262" officeooo:paragraph-rsid="001d7262" fo:background-color="transparent"/>
    </style:style>
    <style:style style:name="P30" style:family="paragraph" style:parent-style-name="Preformatted_20_Text">
      <style:paragraph-properties fo:margin-top="0cm" fo:margin-bottom="0cm" loext:contextual-spacing="false" fo:padding="0cm" fo:border="none"/>
      <style:text-properties style:font-name="DejaVu Sans Mono" fo:font-size="10pt" officeooo:rsid="001ea00d" officeooo:paragraph-rsid="001ea00d" fo:background-color="transparent"/>
    </style:style>
    <style:style style:name="P31" style:family="paragraph" style:parent-style-name="Preformatted_20_Text">
      <style:paragraph-properties fo:margin-top="0cm" fo:margin-bottom="0cm" loext:contextual-spacing="false" fo:padding="0cm" fo:border="none"/>
      <style:text-properties style:font-name="DejaVu Sans Mono" fo:font-size="10pt" officeooo:rsid="0019b078" officeooo:paragraph-rsid="0019b078"/>
    </style:style>
    <style:style style:name="P32" style:family="paragraph" style:parent-style-name="Preformatted_20_Text">
      <style:paragraph-properties fo:margin-top="0cm" fo:margin-bottom="0cm" loext:contextual-spacing="false" fo:padding="0cm" fo:border="none"/>
      <style:text-properties style:font-name="DejaVu Sans Mono" fo:font-size="10pt" officeooo:paragraph-rsid="0019b078"/>
    </style:style>
    <style:style style:name="P33" style:family="paragraph" style:parent-style-name="Preformatted_20_Text">
      <style:paragraph-properties fo:margin-top="0cm" fo:margin-bottom="0cm" loext:contextual-spacing="false" fo:padding="0cm" fo:border="none"/>
      <style:text-properties style:font-name="DejaVu Sans Mono" fo:font-size="10pt" officeooo:rsid="001a5d4f" officeooo:paragraph-rsid="001a5d4f"/>
    </style:style>
    <style:style style:name="P34" style:family="paragraph" style:parent-style-name="Preformatted_20_Text">
      <style:paragraph-properties fo:margin-top="0cm" fo:margin-bottom="0cm" loext:contextual-spacing="false" fo:text-align="center" style:justify-single-word="false" fo:padding="0cm" fo:border="none"/>
      <style:text-properties fo:color="#800000" style:font-name="DejaVu Sans Mono" fo:font-size="32pt" fo:font-weight="bold" officeooo:rsid="001c609e" officeooo:paragraph-rsid="001c609e" style:font-size-asian="32pt" style:font-weight-asian="bold" style:font-size-complex="32pt" style:font-weight-complex="bold"/>
    </style:style>
    <style:style style:name="P35" style:family="paragraph" style:parent-style-name="Preformatted_20_Text">
      <style:paragraph-properties fo:margin-top="0cm" fo:margin-bottom="0cm" loext:contextual-spacing="false" fo:text-align="center" style:justify-single-word="false" fo:padding="0cm" fo:border="none"/>
      <style:text-properties officeooo:rsid="001c609e" officeooo:paragraph-rsid="001c609e"/>
    </style:style>
    <style:style style:name="T1" style:family="text">
      <style:text-properties officeooo:rsid="0016d032"/>
    </style:style>
    <style:style style:name="T2" style:family="text">
      <style:text-properties style:font-name="DejaVu Sans Mono" fo:font-size="10pt"/>
    </style:style>
    <style:style style:name="T3" style:family="text">
      <style:text-properties style:font-name="DejaVu Sans Mono" fo:font-size="10pt" officeooo:rsid="0016d032"/>
    </style:style>
    <style:style style:name="T4" style:family="text">
      <style:text-properties style:font-name="DejaVu Sans Mono" fo:font-size="10pt" officeooo:rsid="0016d032" fo:background-color="#ffff99" loext:char-shading-value="0"/>
    </style:style>
    <style:style style:name="T5" style:family="text">
      <style:text-properties style:font-name="DejaVu Sans Mono" fo:font-size="10pt" fo:background-color="#ffff99" loext:char-shading-value="0"/>
    </style:style>
    <style:style style:name="T6" style:family="text">
      <style:text-properties officeooo:rsid="001858d2"/>
    </style:style>
    <style:style style:name="T7" style:family="text">
      <style:text-properties officeooo:rsid="0016d032" fo:background-color="#ffff99" loext:char-shading-value="0"/>
    </style:style>
    <style:style style:name="T8" style:family="text">
      <style:text-properties officeooo:rsid="0016d032" fo:background-color="#ffff99" loext:char-shading-value="0"/>
    </style:style>
    <style:style style:name="T9" style:family="text">
      <style:text-properties officeooo:rsid="0019b078"/>
    </style:style>
    <style:style style:name="T10" style:family="text">
      <style:text-properties fo:color="#0000ff"/>
    </style:style>
    <style:style style:name="T11" style:family="text">
      <style:text-properties officeooo:rsid="001d7262"/>
    </style:style>
    <style:style style:name="T12" style:family="text">
      <style:text-properties fo:color="#800000" style:font-name="DejaVu Sans Mono" fo:font-size="32pt" fo:font-weight="bold" style:font-size-asian="32pt" style:font-weight-asian="bold" style:font-size-complex="32pt" style:font-weight-complex="bold"/>
    </style:style>
    <style:style style:name="T13" style:family="text">
      <style:text-properties officeooo:rsid="001ea0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up:n=3, Costs=1 , Lambdas=1/3, b’s=2, x=(1.2,1.8,2.2)</text:p>
      <text:p text:style-name="P1">All Done under the same scenario (Simulation run for 1000 steps)</text:p>
      <text:p text:style-name="P3"><text:span text:style-name="T2"/></text:p>
      <text:p text:style-name="P5">Simulation<text:span text:style-name="T6">s</text:span>:</text:p>
      <text:p text:style-name="P9">Under: 1 step benefit heuristic</text:p>
      <text:p text:style-name="P10">Average Optimal Cost=<text:bookmark text:name="rstudio_console_output11"/><text:span text:style-name="T2">0.15126380 </text:span>, Average Cost in simulation=<text:bookmark text:name="rstudio_console_output3"/><text:span text:style-name="T2">"Average cost is <text:s/>0.1636"</text:span></text:p>
      <text:p text:style-name="P21"><text:bookmark text:name="rstudio_console_output2"/>[1] "The Policys disagree at the following"</text:p>
      <text:p text:style-name="P27">[1] "Step: <text:s/>1 , State: <text:s/>3, 3, 1, 0, 0, 0"</text:p>
      <text:p text:style-name="P27">[1] "Decisions made where, Index proposes: <text:s/>2 <text:s/>but policy suggests: <text:s/>1"</text:p>
      <text:p text:style-name="P27">[1] "Step: <text:s/>59 , State: <text:s/>3, 1, 2, 0, 1, 1"</text:p>
      <text:p text:style-name="P27">[1] "Decisions made where, Index proposes: <text:s/>1 <text:s/>but policy suggests: <text:s/>3"</text:p>
      <text:p text:style-name="P27">[1] "Step: <text:s/>60 , State: <text:s/>1, 2, 3, 1, 1, 1"</text:p>
      <text:p text:style-name="P27">[1] "Decisions made where, Index proposes: <text:s/>3 <text:s/>but policy suggests: <text:s/>1"</text:p>
      <text:p text:style-name="P27">[1] "Step: <text:s/>65 , State: <text:s/>1, 3, 2, 1, 0, 1"</text:p>
      <text:p text:style-name="P27">[1] "Decisions made where, Index proposes: <text:s/>2 <text:s/>but policy suggests: <text:s/>3"</text:p>
      <text:p text:style-name="P27">[1] "Step: <text:s/>98 , State: <text:s/>3, 1, 2, 0, 1, 1"</text:p>
      <text:p text:style-name="P27">[1] "Decisions made where, Index proposes: <text:s/>1 <text:s/>but policy suggests: <text:s/>3"</text:p>
      <text:p text:style-name="P27">[1] "Step: <text:s/>99 , State: <text:s/>1, 2, 3, 0, 1, 1"</text:p>
      <text:p text:style-name="P27">[1] "Decisions made where, Index proposes: <text:s/>3 <text:s/>but policy suggests: <text:s/>1"</text:p>
      <text:p text:style-name="P27">[1] "Step: <text:s/>134 , State: <text:s/>1, 3, 2, 1, 0, 1"</text:p>
      <text:p text:style-name="P27">[1] "Decisions made where, Index proposes: <text:s/>2 <text:s/>but policy suggests: <text:s/>3"</text:p>
      <text:p text:style-name="P27">[1] "Step: <text:s/>182 , State: <text:s/>1, 3, 2, 1, 0, 2"</text:p>
      <text:p text:style-name="P27">[1] "Decisions made where, Index proposes: <text:s/>2 <text:s/>but policy suggests: <text:s/>3"</text:p>
      <text:p text:style-name="P27">[1] "Step: <text:s/>183 , State: <text:s/>2, 1, 3, 1, 0, 2"</text:p>
      <text:p text:style-name="P27">[1] "Decisions made where, Index proposes: <text:s/>3 <text:s/>but policy suggests: <text:s/>1"</text:p>
      <text:p text:style-name="P27">[1] "Step: <text:s/>213 , State: <text:s/>1, 3, 2, 1, 0, 1"</text:p>
      <text:p text:style-name="P27">[1] "Decisions made where, Index proposes: <text:s/>2 <text:s/>but policy suggests: <text:s/>3"</text:p>
      <text:p text:style-name="P27">[1] "Step: <text:s/>216 , State: <text:s/>1, 3, 2, 1, 0, 1"</text:p>
      <text:p text:style-name="P27">[1] "Decisions made where, Index proposes: <text:s/>2 <text:s/>but policy suggests: <text:s/>3"</text:p>
      <text:p text:style-name="P27">[1] "Step: <text:s/>286 , State: <text:s/>3, 1, 2, 0, 1, 2"</text:p>
      <text:p text:style-name="P27">[1] "Decisions made where, Index proposes: <text:s/>1 <text:s/>but policy suggests: <text:s/>3"</text:p>
      <text:p text:style-name="P27">[1] "Step: <text:s/>287 , State: <text:s/>1, 2, 3, 0, 1, 2"</text:p>
      <text:p text:style-name="P27">[1] "Decisions made where, Index proposes: <text:s/>3 <text:s/>but policy suggests: <text:s/>1"</text:p>
      <text:p text:style-name="P27">[1] "Step: <text:s/>316 , State: <text:s/>3, 1, 2, 0, 1, 1"</text:p>
      <text:p text:style-name="P27">[1] "Decisions made where, Index proposes: <text:s/>1 <text:s/>but policy suggests: <text:s/>3"</text:p>
      <text:p text:style-name="P27">[1] "Step: <text:s/>317 , State: <text:s/>1, 2, 3, 0, 1, 1"</text:p>
      <text:p text:style-name="P27">[1] "Decisions made where, Index proposes: <text:s/>3 <text:s/>but policy suggests: <text:s/>1"</text:p>
      <text:p text:style-name="P27">[1] "Step: <text:s/>329 , State: <text:s/>1, 3, 2, 1, 0, 1"</text:p>
      <text:p text:style-name="P27">[1] "Decisions made where, Index proposes: <text:s/>2 <text:s/>but policy suggests: <text:s/>3"</text:p>
      <text:p text:style-name="P27">[1] "Step: <text:s/>338 , State: <text:s/>3, 1, 2, 0, 1, 1"</text:p>
      <text:p text:style-name="P27">[1] "Decisions made where, Index proposes: <text:s/>1 <text:s/>but policy suggests: <text:s/>3"</text:p>
      <text:p text:style-name="P27">[1] "Step: <text:s/>339 , State: <text:s/>1, 2, 3, 1, 1, 1"</text:p>
      <text:p text:style-name="P27">[1] "Decisions made where, Index proposes: <text:s/>3 <text:s/>but policy suggests: <text:s/>1"</text:p>
      <text:p text:style-name="P27">[1] "Step: <text:s/>378 , State: <text:s/>3, 1, 2, 0, 2, 2"</text:p>
      <text:p text:style-name="P27">[1] "Decisions made where, Index proposes: <text:s/>1 <text:s/>but policy suggests: <text:s/>3"</text:p>
      <text:p text:style-name="P27">[1] "Step: <text:s/>379 , State: <text:s/>1, 2, 3, 1, 2, 2"</text:p>
      <text:p text:style-name="P27">[1] "Decisions made where, Index proposes: <text:s/>3 <text:s/>but policy suggests: <text:s/>1"</text:p>
      <text:p text:style-name="P27">[1] "Step: <text:s/>484 , State: <text:s/>3, 1, 2, 0, 1, 1"</text:p>
      <text:p text:style-name="P27">[1] "Decisions made where, Index proposes: <text:s/>1 <text:s/>but policy suggests: <text:s/>3"</text:p>
      <text:p text:style-name="P27">[1] "Step: <text:s/>485 , State: <text:s/>1, 2, 3, 0, 1, 1"</text:p>
      <text:p text:style-name="P27">[1] "Decisions made where, Index proposes: <text:s/>3 <text:s/>but policy suggests: <text:s/>1"</text:p>
      <text:p text:style-name="P27">[1] "Step: <text:s/>500 , State: <text:s/>3, 1, 2, 0, 1, 1"</text:p>
      <text:p text:style-name="P27">[1] "Decisions made where, Index proposes: <text:s/>1 <text:s/>but policy suggests: <text:s/>3"</text:p>
      <text:p text:style-name="P27">[1] "Step: <text:s/>501 , State: <text:s/>1, 2, 3, 0, 1, 1"</text:p>
      <text:p text:style-name="P27">[1] "Decisions made where, Index proposes: <text:s/>3 <text:s/>but policy suggests: <text:s/>1"</text:p>
      <text:p text:style-name="P27">[1] "Step: <text:s/>555 , State: <text:s/>3, 1, 2, 0, 1, 2"</text:p>
      <text:p text:style-name="P27">[1] "Decisions made where, Index proposes: <text:s/>1 <text:s/>but policy suggests: <text:s/>3"</text:p>
      <text:p text:style-name="P27">[1] "Step: <text:s/>556 , State: <text:s/>1, 2, 3, 0, 1, 2"</text:p>
      <text:p text:style-name="P27">[1] "Decisions made where, Index proposes: <text:s/>3 <text:s/>but policy suggests: <text:s/>1"</text:p>
      <text:p text:style-name="P27">[1] "Step: <text:s/>558 , State: <text:s/>3, 1, 2, 0, 1, 2"</text:p>
      <text:p text:style-name="P27">[1] "Decisions made where, Index proposes: <text:s/>1 <text:s/>but policy suggests: <text:s/>3"</text:p>
      <text:p text:style-name="P27"><text:soft-page-break/>[1] "Step: <text:s/>559 , State: <text:s/>1, 2, 3, 1, 1, 2"</text:p>
      <text:p text:style-name="P27">[1] "Decisions made where, Index proposes: <text:s/>3 <text:s/>but policy suggests: <text:s/>1"</text:p>
      <text:p text:style-name="P27">[1] "Step: <text:s/>688 , State: <text:s/>3, 1, 2, 0, 1, 1"</text:p>
      <text:p text:style-name="P27">[1] "Decisions made where, Index proposes: <text:s/>1 <text:s/>but policy suggests: <text:s/>3"</text:p>
      <text:p text:style-name="P27">[1] "Step: <text:s/>689 , State: <text:s/>1, 2, 3, 0, 1, 1"</text:p>
      <text:p text:style-name="P27">[1] "Decisions made where, Index proposes: <text:s/>3 <text:s/>but policy suggests: <text:s/>1"</text:p>
      <text:p text:style-name="P27">[1] "Step: <text:s/>758 , State: <text:s/>1, 3, 2, 1, 0, 1"</text:p>
      <text:p text:style-name="P27">[1] "Decisions made where, Index proposes: <text:s/>2 <text:s/>but policy suggests: <text:s/>3"</text:p>
      <text:p text:style-name="P27">[1] "Step: <text:s/>761 , State: <text:s/>1, 3, 2, 1, 0, 1"</text:p>
      <text:p text:style-name="P27">[1] "Decisions made where, Index proposes: <text:s/>2 <text:s/>but policy suggests: <text:s/>3"</text:p>
      <text:p text:style-name="P27">[1] "Step: <text:s/>764 , State: <text:s/>1, 3, 2, 1, 0, 1"</text:p>
      <text:p text:style-name="P27">[1] "Decisions made where, Index proposes: <text:s/>2 <text:s/>but policy suggests: <text:s/>3"</text:p>
      <text:p text:style-name="P27">[1] "Step: <text:s/>821 , State: <text:s/>1, 3, 2, 1, 0, 1"</text:p>
      <text:p text:style-name="P27">[1] "Decisions made where, Index proposes: <text:s/>2 <text:s/>but policy suggests: <text:s/>3"</text:p>
      <text:p text:style-name="P27">[1] "Step: <text:s/>849 , State: <text:s/>1, 3, 2, 1, 0, 1"</text:p>
      <text:p text:style-name="P27">[1] "Decisions made where, Index proposes: <text:s/>2 <text:s/>but policy suggests: <text:s/>3"</text:p>
      <text:p text:style-name="P27">[1] "Step: <text:s/>936 , State: <text:s/>3, 1, 2, 0, 1, 1"</text:p>
      <text:p text:style-name="P27">[1] "Decisions made where, Index proposes: <text:s/>1 <text:s/>but policy suggests: <text:s/>3"</text:p>
      <text:p text:style-name="P27">[1] "Step: <text:s/>937 , State: <text:s/>1, 2, 3, 0, 1, 1"</text:p>
      <text:p text:style-name="P27">[1] "Decisions made where, Index proposes: <text:s/>3 <text:s/>but policy suggests: <text:s/>1"</text:p>
      <text:p text:style-name="P27">[1] "Step: <text:s/>948 , State: <text:s/>1, 3, 2, 2, 0, 1"</text:p>
      <text:p text:style-name="P27">[1] "Decisions made where, Index proposes: <text:s/>2 <text:s/>but policy suggests: <text:s/>3"</text:p>
      <text:p text:style-name="P27">[1] "Step: <text:s/>980 , State: <text:s/>3, 1, 2, 0, 1, 2"</text:p>
      <text:p text:style-name="P27">[1] "Decisions made where, Index proposes: <text:s/>1 <text:s/>but policy suggests: <text:s/>3"</text:p>
      <text:p text:style-name="P27">[1] "Step: <text:s/>981 , State: <text:s/>1, 2, 3, 1, 1, 2"</text:p>
      <text:p text:style-name="P27">[1] "Decisions made where, Index proposes: <text:s/>3 <text:s/>but policy suggests: <text:s/>1"</text:p>
      <text:p text:style-name="P1"/>
      <text:p text:style-name="P9">Under: 2 step benefit heuristic</text:p>
      <text:p text:style-name="P13"><text:span text:style-name="T1">Average Optimal Cost=</text:span><text:bookmark text:name="rstudio_console_output111"/><text:span text:style-name="T3">0.15126380 </text:span><text:span text:style-name="T1">, Average Cost in simulation=</text:span><text:bookmark text:name="rstudio_console_output"/><text:span text:style-name="T1"> </text:span><text:span text:style-name="T2">0.166866666666667</text:span></text:p>
      <text:p text:style-name="P6"><text:span text:style-name="T3"/></text:p>
      <text:p text:style-name="P22"><text:bookmark text:name="rstudio_console_output4"/><text:span text:style-name="T1">[1] "The Policys disagree at the following"</text:span></text:p>
      <text:p text:style-name="P27">[1] "Step: <text:s/>16 , State: <text:s/>2, 1, 3, 0, 0, 0"</text:p>
      <text:p text:style-name="P27">[1] "Decisions made where, Index proposes: <text:s/>1 <text:s/>but policy suggests: <text:s/>3"</text:p>
      <text:p text:style-name="P27">[1] "Step: <text:s/>27 , State: <text:s/>2, 1, 3, 0, 0, 0"</text:p>
      <text:p text:style-name="P27">[1] "Decisions made where, Index proposes: <text:s/>1 <text:s/>but policy suggests: <text:s/>3"</text:p>
      <text:p text:style-name="P27">[1] "Step: <text:s/>30 , State: <text:s/>3, 1, 2, 0, 1, 1"</text:p>
      <text:p text:style-name="P27">[1] "Decisions made where, Index proposes: <text:s/>1 <text:s/>but policy suggests: <text:s/>3"</text:p>
      <text:p text:style-name="P27">[1] "Step: <text:s/>31 , State: <text:s/>1, 2, 3, 0, 1, 1"</text:p>
      <text:p text:style-name="P27">[1] "Decisions made where, Index proposes: <text:s/>3 <text:s/>but policy suggests: <text:s/>1"</text:p>
      <text:p text:style-name="P27">[1] "Step: <text:s/>50 , State: <text:s/>2, 1, 3, 0, 0, 0"</text:p>
      <text:p text:style-name="P27">[1] "Decisions made where, Index proposes: <text:s/>1 <text:s/>but policy suggests: <text:s/>3"</text:p>
      <text:p text:style-name="P27">[1] "Step: <text:s/>53 , State: <text:s/>3, 1, 2, 0, 1, 1"</text:p>
      <text:p text:style-name="P27">[1] "Decisions made where, Index proposes: <text:s/>1 <text:s/>but policy suggests: <text:s/>3"</text:p>
      <text:p text:style-name="P27">[1] "Step: <text:s/>54 , State: <text:s/>1, 2, 3, 1, 1, 1"</text:p>
      <text:p text:style-name="P27">[1] "Decisions made where, Index proposes: <text:s/>3 <text:s/>but policy suggests: <text:s/>1"</text:p>
      <text:p text:style-name="P27">[1] "Step: <text:s/>57 , State: <text:s/>2, 1, 3, 0, 0, 0"</text:p>
      <text:p text:style-name="P27">[1] "Decisions made where, Index proposes: <text:s/>1 <text:s/>but policy suggests: <text:s/>3"</text:p>
      <text:p text:style-name="P27">[1] "Step: <text:s/>61 , State: <text:s/>2, 1, 3, 0, 0, 0"</text:p>
      <text:p text:style-name="P27">[1] "Decisions made where, Index proposes: <text:s/>1 <text:s/>but policy suggests: <text:s/>3"</text:p>
      <text:p text:style-name="P27">[1] "Step: <text:s/>70 , State: <text:s/>1, 3, 2, 1, 0, 1"</text:p>
      <text:p text:style-name="P27">[1] "Decisions made where, Index proposes: <text:s/>2 <text:s/>but policy suggests: <text:s/>3"</text:p>
      <text:p text:style-name="P27">[1] "Step: <text:s/>102 , State: <text:s/>3, 1, 2, 0, 1, 1"</text:p>
      <text:p text:style-name="P27">[1] "Decisions made where, Index proposes: <text:s/>1 <text:s/>but policy suggests: <text:s/>3"</text:p>
      <text:p text:style-name="P27">[1] "Step: <text:s/>103 , State: <text:s/>1, 2, 3, 0, 1, 1"</text:p>
      <text:p text:style-name="P27">[1] "Decisions made where, Index proposes: <text:s/>3 <text:s/>but policy suggests: <text:s/>1"</text:p>
      <text:p text:style-name="P27">[1] "Step: <text:s/>108 , State: <text:s/>1, 3, 2, 2, 0, 1"</text:p>
      <text:p text:style-name="P27">[1] "Decisions made where, Index proposes: <text:s/>2 <text:s/>but policy suggests: <text:s/>3"</text:p>
      <text:p text:style-name="P27">[1] "Step: <text:s/>115 , State: <text:s/>3, 1, 2, 0, 2, 1"</text:p>
      <text:p text:style-name="P27">[1] "Decisions made where, Index proposes: <text:s/>1 <text:s/>but policy suggests: <text:s/>3"</text:p>
      <text:p text:style-name="P27">[1] "Step: <text:s/>116 , State: <text:s/>1, 2, 3, 0, 2, 1"</text:p>
      <text:p text:style-name="P27">[1] "Decisions made where, Index proposes: <text:s/>2 <text:s/>but policy suggests: <text:s/>3"</text:p>
      <text:p text:style-name="P27"><text:soft-page-break/>[1] "Step: <text:s/>138 , State: <text:s/>2, 1, 3, 0, 0, 0"</text:p>
      <text:p text:style-name="P27">[1] "Decisions made where, Index proposes: <text:s/>1 <text:s/>but policy suggests: <text:s/>3"</text:p>
      <text:p text:style-name="P27">[1] "Step: <text:s/>144 , State: <text:s/>3, 1, 2, 0, 1, 1"</text:p>
      <text:p text:style-name="P27">[1] "Decisions made where, Index proposes: <text:s/>1 <text:s/>but policy suggests: <text:s/>3"</text:p>
      <text:p text:style-name="P27">[1] "Step: <text:s/>145 , State: <text:s/>1, 2, 3, 0, 1, 1"</text:p>
      <text:p text:style-name="P27">[1] "Decisions made where, Index proposes: <text:s/>3 <text:s/>but policy suggests: <text:s/>1"</text:p>
      <text:p text:style-name="P27">[1] "Step: <text:s/>169 , State: <text:s/>2, 1, 3, 0, 0, 0"</text:p>
      <text:p text:style-name="P27">[1] "Decisions made where, Index proposes: <text:s/>1 <text:s/>but policy suggests: <text:s/>3"</text:p>
      <text:p text:style-name="P27">[1] "Step: <text:s/>173 , State: <text:s/>2, 1, 3, 0, 0, 0"</text:p>
      <text:p text:style-name="P27">[1] "Decisions made where, Index proposes: <text:s/>1 <text:s/>but policy suggests: <text:s/>3"</text:p>
      <text:p text:style-name="P27">[1] "Step: <text:s/>189 , State: <text:s/>2, 1, 3, 0, 0, 0"</text:p>
      <text:p text:style-name="P27">[1] "Decisions made where, Index proposes: <text:s/>1 <text:s/>but policy suggests: <text:s/>3"</text:p>
      <text:p text:style-name="P27">[1] "Step: <text:s/>199 , State: <text:s/>1, 3, 2, 1, 0, 1"</text:p>
      <text:p text:style-name="P27">[1] "Decisions made where, Index proposes: <text:s/>2 <text:s/>but policy suggests: <text:s/>3"</text:p>
      <text:p text:style-name="P27">[1] "Step: <text:s/>253 , State: <text:s/>1, 3, 2, 1, 0, 1"</text:p>
      <text:p text:style-name="P27">[1] "Decisions made where, Index proposes: <text:s/>2 <text:s/>but policy suggests: <text:s/>3"</text:p>
      <text:p text:style-name="P27">[1] "Step: <text:s/>257 , State: <text:s/>2, 1, 3, 0, 0, 0"</text:p>
      <text:p text:style-name="P27">[1] "Decisions made where, Index proposes: <text:s/>1 <text:s/>but policy suggests: <text:s/>3"</text:p>
      <text:p text:style-name="P27">[1] "Step: <text:s/>278 , State: <text:s/>2, 1, 3, 0, 0, 0"</text:p>
      <text:p text:style-name="P27">[1] "Decisions made where, Index proposes: <text:s/>1 <text:s/>but policy suggests: <text:s/>3"</text:p>
      <text:p text:style-name="P27">[1] "Step: <text:s/>314 , State: <text:s/>2, 1, 3, 0, 0, 0"</text:p>
      <text:p text:style-name="P27">[1] "Decisions made where, Index proposes: <text:s/>1 <text:s/>but policy suggests: <text:s/>3"</text:p>
      <text:p text:style-name="P27">[1] "Step: <text:s/>345 , State: <text:s/>3, 1, 2, 0, 1, 1"</text:p>
      <text:p text:style-name="P27">[1] "Decisions made where, Index proposes: <text:s/>1 <text:s/>but policy suggests: <text:s/>3"</text:p>
      <text:p text:style-name="P27">[1] "Step: <text:s/>346 , State: <text:s/>1, 2, 3, 0, 1, 1"</text:p>
      <text:p text:style-name="P27">[1] "Decisions made where, Index proposes: <text:s/>3 <text:s/>but policy suggests: <text:s/>1"</text:p>
      <text:p text:style-name="P27">[1] "Step: <text:s/>364 , State: <text:s/>2, 1, 3, 0, 0, 0"</text:p>
      <text:p text:style-name="P27">[1] "Decisions made where, Index proposes: <text:s/>1 <text:s/>but policy suggests: <text:s/>3"</text:p>
      <text:p text:style-name="P27">[1] "Step: <text:s/>374 , State: <text:s/>3, 1, 2, 0, 1, 2"</text:p>
      <text:p text:style-name="P27">[1] "Decisions made where, Index proposes: <text:s/>1 <text:s/>but policy suggests: <text:s/>3"</text:p>
      <text:p text:style-name="P27">[1] "Step: <text:s/>375 , State: <text:s/>1, 2, 3, 0, 1, 2"</text:p>
      <text:p text:style-name="P27">[1] "Decisions made where, Index proposes: <text:s/>3 <text:s/>but policy suggests: <text:s/>1"</text:p>
      <text:p text:style-name="P27">[1] "Step: <text:s/>382 , State: <text:s/>2, 1, 3, 0, 0, 0"</text:p>
      <text:p text:style-name="P27">[1] "Decisions made where, Index proposes: <text:s/>1 <text:s/>but policy suggests: <text:s/>3"</text:p>
      <text:p text:style-name="P27">[1] "Step: <text:s/>409 , State: <text:s/>1, 3, 2, 1, 0, 1"</text:p>
      <text:p text:style-name="P27">[1] "Decisions made where, Index proposes: <text:s/>2 <text:s/>but policy suggests: <text:s/>3"</text:p>
      <text:p text:style-name="P27">[1] "Step: <text:s/>417 , State: <text:s/>2, 1, 3, 0, 0, 0"</text:p>
      <text:p text:style-name="P27">[1] "Decisions made where, Index proposes: <text:s/>1 <text:s/>but policy suggests: <text:s/>3"</text:p>
      <text:p text:style-name="P27">[1] "Step: <text:s/>436 , State: <text:s/>3, 1, 2, 0, 1, 1"</text:p>
      <text:p text:style-name="P27">[1] "Decisions made where, Index proposes: <text:s/>1 <text:s/>but policy suggests: <text:s/>3"</text:p>
      <text:p text:style-name="P27">[1] "Step: <text:s/>437 , State: <text:s/>1, 2, 3, 0, 1, 1"</text:p>
      <text:p text:style-name="P27">[1] "Decisions made where, Index proposes: <text:s/>3 <text:s/>but policy suggests: <text:s/>1"</text:p>
      <text:p text:style-name="P27">[1] "Step: <text:s/>448 , State: <text:s/>3, 1, 2, 0, 1, 1"</text:p>
      <text:p text:style-name="P27">[1] "Decisions made where, Index proposes: <text:s/>1 <text:s/>but policy suggests: <text:s/>3"</text:p>
      <text:p text:style-name="P27">[1] "Step: <text:s/>449 , State: <text:s/>1, 2, 3, 0, 1, 1"</text:p>
      <text:p text:style-name="P27">[1] "Decisions made where, Index proposes: <text:s/>3 <text:s/>but policy suggests: <text:s/>1"</text:p>
      <text:p text:style-name="P27">[1] "Step: <text:s/>461 , State: <text:s/>2, 1, 3, 0, 0, 0"</text:p>
      <text:p text:style-name="P27">[1] "Decisions made where, Index proposes: <text:s/>1 <text:s/>but policy suggests: <text:s/>3"</text:p>
      <text:p text:style-name="P27">[1] "Step: <text:s/>465 , State: <text:s/>2, 1, 3, 0, 0, 0"</text:p>
      <text:p text:style-name="P27">[1] "Decisions made where, Index proposes: <text:s/>1 <text:s/>but policy suggests: <text:s/>3"</text:p>
      <text:p text:style-name="P27">[1] "Step: <text:s/>479 , State: <text:s/>2, 1, 3, 0, 0, 0"</text:p>
      <text:p text:style-name="P27">[1] "Decisions made where, Index proposes: <text:s/>1 <text:s/>but policy suggests: <text:s/>3"</text:p>
      <text:p text:style-name="P27">[1] "Step: <text:s/>486 , State: <text:s/>2, 1, 3, 0, 0, 0"</text:p>
      <text:p text:style-name="P27">[1] "Decisions made where, Index proposes: <text:s/>1 <text:s/>but policy suggests: <text:s/>3"</text:p>
      <text:p text:style-name="P27">[1] "Step: <text:s/>532 , State: <text:s/>2, 1, 3, 0, 0, 0"</text:p>
      <text:p text:style-name="P27">[1] "Decisions made where, Index proposes: <text:s/>1 <text:s/>but policy suggests: <text:s/>3"</text:p>
      <text:p text:style-name="P27">[1] "Step: <text:s/>535 , State: <text:s/>3, 1, 2, 0, 1, 1"</text:p>
      <text:p text:style-name="P27">[1] "Decisions made where, Index proposes: <text:s/>1 <text:s/>but policy suggests: <text:s/>3"</text:p>
      <text:p text:style-name="P27">[1] "Step: <text:s/>536 , State: <text:s/>1, 2, 3, 1, 1, 1"</text:p>
      <text:p text:style-name="P27">[1] "Decisions made where, Index proposes: <text:s/>3 <text:s/>but policy suggests: <text:s/>1"</text:p>
      <text:p text:style-name="P27">[1] "Step: <text:s/>544 , State: <text:s/>2, 1, 3, 0, 0, 0"</text:p>
      <text:p text:style-name="P27">[1] "Decisions made where, Index proposes: <text:s/>1 <text:s/>but policy suggests: <text:s/>3"</text:p>
      <text:p text:style-name="P27"><text:soft-page-break/>[1] "Step: <text:s/>551 , State: <text:s/>2, 1, 3, 0, 0, 0"</text:p>
      <text:p text:style-name="P27">[1] "Decisions made where, Index proposes: <text:s/>1 <text:s/>but policy suggests: <text:s/>3"</text:p>
      <text:p text:style-name="P27">[1] "Step: <text:s/>582 , State: <text:s/>2, 1, 3, 0, 0, 0"</text:p>
      <text:p text:style-name="P27">[1] "Decisions made where, Index proposes: <text:s/>1 <text:s/>but policy suggests: <text:s/>3"</text:p>
      <text:p text:style-name="P27">[1] "Step: <text:s/>595 , State: <text:s/>2, 1, 3, 0, 0, 0"</text:p>
      <text:p text:style-name="P27">[1] "Decisions made where, Index proposes: <text:s/>1 <text:s/>but policy suggests: <text:s/>3"</text:p>
      <text:p text:style-name="P27">[1] "Step: <text:s/>599 , State: <text:s/>2, 1, 3, 0, 0, 0"</text:p>
      <text:p text:style-name="P27">[1] "Decisions made where, Index proposes: <text:s/>1 <text:s/>but policy suggests: <text:s/>3"</text:p>
      <text:p text:style-name="P27">[1] "Step: <text:s/>622 , State: <text:s/>3, 1, 2, 0, 1, 1"</text:p>
      <text:p text:style-name="P27">[1] "Decisions made where, Index proposes: <text:s/>1 <text:s/>but policy suggests: <text:s/>3"</text:p>
      <text:p text:style-name="P27">[1] "Step: <text:s/>623 , State: <text:s/>1, 2, 3, 1, 1, 1"</text:p>
      <text:p text:style-name="P27">[1] "Decisions made where, Index proposes: <text:s/>3 <text:s/>but policy suggests: <text:s/>1"</text:p>
      <text:p text:style-name="P27">[1] "Step: <text:s/>629 , State: <text:s/>2, 1, 3, 0, 0, 0"</text:p>
      <text:p text:style-name="P27">[1] "Decisions made where, Index proposes: <text:s/>1 <text:s/>but policy suggests: <text:s/>3"</text:p>
      <text:p text:style-name="P27">[1] "Step: <text:s/>633 , State: <text:s/>2, 1, 3, 0, 0, 0"</text:p>
      <text:p text:style-name="P27">[1] "Decisions made where, Index proposes: <text:s/>1 <text:s/>but policy suggests: <text:s/>3"</text:p>
      <text:p text:style-name="P27">[1] "Step: <text:s/>679 , State: <text:s/>2, 1, 3, 0, 0, 0"</text:p>
      <text:p text:style-name="P27">[1] "Decisions made where, Index proposes: <text:s/>1 <text:s/>but policy suggests: <text:s/>3"</text:p>
      <text:p text:style-name="P27">[1] "Step: <text:s/>693 , State: <text:s/>3, 1, 2, 0, 1, 2"</text:p>
      <text:p text:style-name="P27">[1] "Decisions made where, Index proposes: <text:s/>1 <text:s/>but policy suggests: <text:s/>3"</text:p>
      <text:p text:style-name="P27">[1] "Step: <text:s/>694 , State: <text:s/>1, 2, 3, 0, 1, 2"</text:p>
      <text:p text:style-name="P27">[1] "Decisions made where, Index proposes: <text:s/>3 <text:s/>but policy suggests: <text:s/>1"</text:p>
      <text:p text:style-name="P27">[1] "Step: <text:s/>714 , State: <text:s/>2, 1, 3, 0, 0, 0"</text:p>
      <text:p text:style-name="P27">[1] "Decisions made where, Index proposes: <text:s/>1 <text:s/>but policy suggests: <text:s/>3"</text:p>
      <text:p text:style-name="P27">[1] "Step: <text:s/>732 , State: <text:s/>1, 3, 2, 1, 0, 1"</text:p>
      <text:p text:style-name="P27">[1] "Decisions made where, Index proposes: <text:s/>2 <text:s/>but policy suggests: <text:s/>3"</text:p>
      <text:p text:style-name="P27">[1] "Step: <text:s/>736 , State: <text:s/>2, 1, 3, 0, 0, 0"</text:p>
      <text:p text:style-name="P27">[1] "Decisions made where, Index proposes: <text:s/>1 <text:s/>but policy suggests: <text:s/>3"</text:p>
      <text:p text:style-name="P27">[1] "Step: <text:s/>761 , State: <text:s/>1, 3, 2, 1, 0, 1"</text:p>
      <text:p text:style-name="P27">[1] "Decisions made where, Index proposes: <text:s/>2 <text:s/>but policy suggests: <text:s/>3"</text:p>
      <text:p text:style-name="P27">[1] "Step: <text:s/>765 , State: <text:s/>2, 1, 3, 0, 0, 0"</text:p>
      <text:p text:style-name="P27">[1] "Decisions made where, Index proposes: <text:s/>1 <text:s/>but policy suggests: <text:s/>3"</text:p>
      <text:p text:style-name="P27">[1] "Step: <text:s/>772 , State: <text:s/>2, 1, 3, 0, 0, 0"</text:p>
      <text:p text:style-name="P27">[1] "Decisions made where, Index proposes: <text:s/>1 <text:s/>but policy suggests: <text:s/>3"</text:p>
      <text:p text:style-name="P27">[1] "Step: <text:s/>802 , State: <text:s/>1, 3, 2, 1, 0, 1"</text:p>
      <text:p text:style-name="P27">[1] "Decisions made where, Index proposes: <text:s/>2 <text:s/>but policy suggests: <text:s/>3"</text:p>
      <text:p text:style-name="P27">[1] "Step: <text:s/>813 , State: <text:s/>1, 3, 2, 2, 0, 1"</text:p>
      <text:p text:style-name="P27">[1] "Decisions made where, Index proposes: <text:s/>2 <text:s/>but policy suggests: <text:s/>3"</text:p>
      <text:p text:style-name="P27">[1] "Step: <text:s/>832 , State: <text:s/>2, 1, 3, 0, 0, 0"</text:p>
      <text:p text:style-name="P27">[1] "Decisions made where, Index proposes: <text:s/>1 <text:s/>but policy suggests: <text:s/>3"</text:p>
      <text:p text:style-name="P27">[1] "Step: <text:s/>844 , State: <text:s/>2, 1, 3, 0, 0, 0"</text:p>
      <text:p text:style-name="P27">[1] "Decisions made where, Index proposes: <text:s/>1 <text:s/>but policy suggests: <text:s/>3"</text:p>
      <text:p text:style-name="P27">[1] "Step: <text:s/>848 , State: <text:s/>2, 1, 3, 0, 0, 0"</text:p>
      <text:p text:style-name="P27">[1] "Decisions made where, Index proposes: <text:s/>1 <text:s/>but policy suggests: <text:s/>3"</text:p>
      <text:p text:style-name="P27">[1] "Step: <text:s/>867 , State: <text:s/>2, 1, 3, 0, 0, 0"</text:p>
      <text:p text:style-name="P27">[1] "Decisions made where, Index proposes: <text:s/>1 <text:s/>but policy suggests: <text:s/>3"</text:p>
      <text:p text:style-name="P27">[1] "Step: <text:s/>905 , State: <text:s/>2, 1, 3, 0, 0, 0"</text:p>
      <text:p text:style-name="P27">[1] "Decisions made where, Index proposes: <text:s/>1 <text:s/>but policy suggests: <text:s/>3"</text:p>
      <text:p text:style-name="P27">[1] "Step: <text:s/>911 , State: <text:s/>3, 1, 2, 0, 1, 1"</text:p>
      <text:p text:style-name="P27">[1] "Decisions made where, Index proposes: <text:s/>1 <text:s/>but policy suggests: <text:s/>3"</text:p>
      <text:p text:style-name="P27">[1] "Step: <text:s/>912 , State: <text:s/>1, 2, 3, 2, 1, 1"</text:p>
      <text:p text:style-name="P27">[1] "Decisions made where, Index proposes: <text:s/>3 <text:s/>but policy suggests: <text:s/>2"</text:p>
      <text:p text:style-name="P27">[1] "Step: <text:s/>915 , State: <text:s/>2, 1, 3, 0, 0, 0"</text:p>
      <text:p text:style-name="P27">[1] "Decisions made where, Index proposes: <text:s/>1 <text:s/>but policy suggests: <text:s/>3"</text:p>
      <text:p text:style-name="P27">[1] "Step: <text:s/>970 , State: <text:s/>2, 1, 3, 0, 0, 0"</text:p>
      <text:p text:style-name="P27">[1] "Decisions made where, Index proposes: <text:s/>1 <text:s/>but policy suggests: <text:s/>3"</text:p>
      <text:p text:style-name="P27">[1] "Step: <text:s/>974 , State: <text:s/>2, 1, 3, 0, 0, 0"</text:p>
      <text:p text:style-name="P27">[1] "Decisions made where, Index proposes: <text:s/>1 <text:s/>but policy suggests: <text:s/>3"</text:p>
      <text:p text:style-name="P27">[1] "Step: <text:s/>977 , State: <text:s/>1, 3, 2, 1, 0, 1"</text:p>
      <text:p text:style-name="P27">[1] "Decisions made where, Index proposes: <text:s/>2 <text:s/>but policy suggests: <text:s/>3"</text:p>
      <text:p text:style-name="P27">[1] "Step: <text:s/>981 , State: <text:s/>2, 1, 3, 0, 0, 0"</text:p>
      <text:p text:style-name="P27">[1] "Decisions made where, Index proposes: <text:s/>1 <text:s/>but policy suggests: <text:s/>3"</text:p>
      <text:p text:style-name="P27"><text:soft-page-break/>[1] "Step: <text:s/>990 , State: <text:s/>3, 1, 2, 0, 2, 1"</text:p>
      <text:p text:style-name="P27">[1] "Decisions made where, Index proposes: <text:s/>1 <text:s/>but policy suggests: <text:s/>3"</text:p>
      <text:p text:style-name="P27">[1] "Step: <text:s/>991 , State: <text:s/>1, 2, 3, 0, 2, 1"</text:p>
      <text:p text:style-name="P27">[1] "Decisions made where, Index proposes: <text:s/>2 <text:s/>but policy suggests: <text:s/>3"</text:p>
      <text:p text:style-name="P6"><text:span text:style-name="T3"/></text:p>
      <text:p text:style-name="P6"><text:span text:style-name="T3"/></text:p>
      <text:p text:style-name="P4"><text:span text:style-name="T3">N</text:span><text:span text:style-name="T2">ote. The 2 step benefit heuristic seems to be working worse than the 1 step one.</text:span></text:p>
      <text:p text:style-name="P4"><text:span text:style-name="T2"/></text:p>
      <text:p text:style-name="P10">Under: <text:span text:style-name="T6">3</text:span> step benefit heuristic</text:p>
      <text:p text:style-name="P6"><text:span text:style-name="T4">Average Optimal Cost=</text:span><text:bookmark text:name="rstudio_console_output112"/><text:span text:style-name="T4">0.15126380 , Average Cost in simulation=</text:span><text:bookmark text:name="rstudio_console_output5"/><text:span text:style-name="T5">0.166866666666667</text:span></text:p>
      <text:p text:style-name="P10"><text:span text:style-name="T2"/></text:p>
      <text:p text:style-name="P23"><text:bookmark text:name="rstudio_console_output6"/>[1] "The Policys disagree at the following"</text:p>
      <text:p text:style-name="P27">[1] "Step: <text:s/>16 , State: <text:s/>2, 1, 3, 0, 0, 0"</text:p>
      <text:p text:style-name="P27">[1] "Decisions made where, Index proposes: <text:s/>1 <text:s/>but policy suggests: <text:s/>3"</text:p>
      <text:p text:style-name="P27">[1] "Step: <text:s/>27 , State: <text:s/>2, 1, 3, 0, 0, 0"</text:p>
      <text:p text:style-name="P27">[1] "Decisions made where, Index proposes: <text:s/>1 <text:s/>but policy suggests: <text:s/>3"</text:p>
      <text:p text:style-name="P27">[1] "Step: <text:s/>30 , State: <text:s/>3, 1, 2, 0, 1, 1"</text:p>
      <text:p text:style-name="P27">[1] "Decisions made where, Index proposes: <text:s/>1 <text:s/>but policy suggests: <text:s/>3"</text:p>
      <text:p text:style-name="P27">[1] "Step: <text:s/>31 , State: <text:s/>1, 2, 3, 0, 1, 1"</text:p>
      <text:p text:style-name="P27">[1] "Decisions made where, Index proposes: <text:s/>3 <text:s/>but policy suggests: <text:s/>1"</text:p>
      <text:p text:style-name="P27">[1] "Step: <text:s/>50 , State: <text:s/>2, 1, 3, 0, 0, 0"</text:p>
      <text:p text:style-name="P27">[1] "Decisions made where, Index proposes: <text:s/>1 <text:s/>but policy suggests: <text:s/>3"</text:p>
      <text:p text:style-name="P27">[1] "Step: <text:s/>53 , State: <text:s/>3, 1, 2, 0, 1, 1"</text:p>
      <text:p text:style-name="P27">[1] "Decisions made where, Index proposes: <text:s/>1 <text:s/>but policy suggests: <text:s/>3"</text:p>
      <text:p text:style-name="P27">[1] "Step: <text:s/>54 , State: <text:s/>1, 2, 3, 1, 1, 1"</text:p>
      <text:p text:style-name="P27">[1] "Decisions made where, Index proposes: <text:s/>3 <text:s/>but policy suggests: <text:s/>1"</text:p>
      <text:p text:style-name="P27">[1] "Step: <text:s/>57 , State: <text:s/>2, 1, 3, 0, 0, 0"</text:p>
      <text:p text:style-name="P27">[1] "Decisions made where, Index proposes: <text:s/>1 <text:s/>but policy suggests: <text:s/>3"</text:p>
      <text:p text:style-name="P27">[1] "Step: <text:s/>61 , State: <text:s/>2, 1, 3, 0, 0, 0"</text:p>
      <text:p text:style-name="P27">[1] "Decisions made where, Index proposes: <text:s/>1 <text:s/>but policy suggests: <text:s/>3"</text:p>
      <text:p text:style-name="P27">[1] "Step: <text:s/>70 , State: <text:s/>1, 3, 2, 1, 0, 1"</text:p>
      <text:p text:style-name="P27">[1] "Decisions made where, Index proposes: <text:s/>2 <text:s/>but policy suggests: <text:s/>3"</text:p>
      <text:p text:style-name="P27">[1] "Step: <text:s/>102 , State: <text:s/>3, 1, 2, 0, 1, 1"</text:p>
      <text:p text:style-name="P27">[1] "Decisions made where, Index proposes: <text:s/>1 <text:s/>but policy suggests: <text:s/>3"</text:p>
      <text:p text:style-name="P27">[1] "Step: <text:s/>103 , State: <text:s/>1, 2, 3, 0, 1, 1"</text:p>
      <text:p text:style-name="P27">[1] "Decisions made where, Index proposes: <text:s/>3 <text:s/>but policy suggests: <text:s/>1"</text:p>
      <text:p text:style-name="P27">[1] "Step: <text:s/>108 , State: <text:s/>1, 3, 2, 2, 0, 1"</text:p>
      <text:p text:style-name="P27">[1] "Decisions made where, Index proposes: <text:s/>2 <text:s/>but policy suggests: <text:s/>3"</text:p>
      <text:p text:style-name="P27">[1] "Step: <text:s/>115 , State: <text:s/>3, 1, 2, 0, 2, 1"</text:p>
      <text:p text:style-name="P27">[1] "Decisions made where, Index proposes: <text:s/>1 <text:s/>but policy suggests: <text:s/>3"</text:p>
      <text:p text:style-name="P27">[1] "Step: <text:s/>116 , State: <text:s/>1, 2, 3, 0, 2, 1"</text:p>
      <text:p text:style-name="P27">[1] "Decisions made where, Index proposes: <text:s/>2 <text:s/>but policy suggests: <text:s/>3"</text:p>
      <text:p text:style-name="P27">[1] "Step: <text:s/>138 , State: <text:s/>2, 1, 3, 0, 0, 0"</text:p>
      <text:p text:style-name="P27">[1] "Decisions made where, Index proposes: <text:s/>1 <text:s/>but policy suggests: <text:s/>3"</text:p>
      <text:p text:style-name="P27">[1] "Step: <text:s/>144 , State: <text:s/>3, 1, 2, 0, 1, 1"</text:p>
      <text:p text:style-name="P27">[1] "Decisions made where, Index proposes: <text:s/>1 <text:s/>but policy suggests: <text:s/>3"</text:p>
      <text:p text:style-name="P27">[1] "Step: <text:s/>145 , State: <text:s/>1, 2, 3, 0, 1, 1"</text:p>
      <text:p text:style-name="P27">[1] "Decisions made where, Index proposes: <text:s/>3 <text:s/>but policy suggests: <text:s/>1"</text:p>
      <text:p text:style-name="P27">[1] "Step: <text:s/>169 , State: <text:s/>2, 1, 3, 0, 0, 0"</text:p>
      <text:p text:style-name="P27">[1] "Decisions made where, Index proposes: <text:s/>1 <text:s/>but policy suggests: <text:s/>3"</text:p>
      <text:p text:style-name="P27">[1] "Step: <text:s/>173 , State: <text:s/>2, 1, 3, 0, 0, 0"</text:p>
      <text:p text:style-name="P27">[1] "Decisions made where, Index proposes: <text:s/>1 <text:s/>but policy suggests: <text:s/>3"</text:p>
      <text:p text:style-name="P27">[1] "Step: <text:s/>189 , State: <text:s/>2, 1, 3, 0, 0, 0"</text:p>
      <text:p text:style-name="P27">[1] "Decisions made where, Index proposes: <text:s/>1 <text:s/>but policy suggests: <text:s/>3"</text:p>
      <text:p text:style-name="P27">[1] "Step: <text:s/>199 , State: <text:s/>1, 3, 2, 1, 0, 1"</text:p>
      <text:p text:style-name="P27">[1] "Decisions made where, Index proposes: <text:s/>2 <text:s/>but policy suggests: <text:s/>3"</text:p>
      <text:p text:style-name="P27">[1] "Step: <text:s/>253 , State: <text:s/>1, 3, 2, 1, 0, 1"</text:p>
      <text:p text:style-name="P27">[1] "Decisions made where, Index proposes: <text:s/>2 <text:s/>but policy suggests: <text:s/>3"</text:p>
      <text:p text:style-name="P27">[1] "Step: <text:s/>257 , State: <text:s/>2, 1, 3, 0, 0, 0"</text:p>
      <text:p text:style-name="P27">[1] "Decisions made where, Index proposes: <text:s/>1 <text:s/>but policy suggests: <text:s/>3"</text:p>
      <text:p text:style-name="P27">[1] "Step: <text:s/>278 , State: <text:s/>2, 1, 3, 0, 0, 0"</text:p>
      <text:p text:style-name="P27"><text:soft-page-break/>[1] "Decisions made where, Index proposes: <text:s/>1 <text:s/>but policy suggests: <text:s/>3"</text:p>
      <text:p text:style-name="P27">[1] "Step: <text:s/>314 , State: <text:s/>2, 1, 3, 0, 0, 0"</text:p>
      <text:p text:style-name="P27">[1] "Decisions made where, Index proposes: <text:s/>1 <text:s/>but policy suggests: <text:s/>3"</text:p>
      <text:p text:style-name="P27">[1] "Step: <text:s/>345 , State: <text:s/>3, 1, 2, 0, 1, 1"</text:p>
      <text:p text:style-name="P27">[1] "Decisions made where, Index proposes: <text:s/>1 <text:s/>but policy suggests: <text:s/>3"</text:p>
      <text:p text:style-name="P27">[1] "Step: <text:s/>346 , State: <text:s/>1, 2, 3, 0, 1, 1"</text:p>
      <text:p text:style-name="P27">[1] "Decisions made where, Index proposes: <text:s/>3 <text:s/>but policy suggests: <text:s/>1"</text:p>
      <text:p text:style-name="P27">[1] "Step: <text:s/>364 , State: <text:s/>2, 1, 3, 0, 0, 0"</text:p>
      <text:p text:style-name="P27">[1] "Decisions made where, Index proposes: <text:s/>1 <text:s/>but policy suggests: <text:s/>3"</text:p>
      <text:p text:style-name="P27">[1] "Step: <text:s/>374 , State: <text:s/>3, 1, 2, 0, 1, 2"</text:p>
      <text:p text:style-name="P27">[1] "Decisions made where, Index proposes: <text:s/>1 <text:s/>but policy suggests: <text:s/>3"</text:p>
      <text:p text:style-name="P27">[1] "Step: <text:s/>375 , State: <text:s/>1, 2, 3, 0, 1, 2"</text:p>
      <text:p text:style-name="P27">[1] "Decisions made where, Index proposes: <text:s/>3 <text:s/>but policy suggests: <text:s/>1"</text:p>
      <text:p text:style-name="P27">[1] "Step: <text:s/>382 , State: <text:s/>2, 1, 3, 0, 0, 0"</text:p>
      <text:p text:style-name="P27">[1] "Decisions made where, Index proposes: <text:s/>1 <text:s/>but policy suggests: <text:s/>3"</text:p>
      <text:p text:style-name="P27">[1] "Step: <text:s/>409 , State: <text:s/>1, 3, 2, 1, 0, 1"</text:p>
      <text:p text:style-name="P27">[1] "Decisions made where, Index proposes: <text:s/>2 <text:s/>but policy suggests: <text:s/>3"</text:p>
      <text:p text:style-name="P27">[1] "Step: <text:s/>417 , State: <text:s/>2, 1, 3, 0, 0, 0"</text:p>
      <text:p text:style-name="P27">[1] "Decisions made where, Index proposes: <text:s/>1 <text:s/>but policy suggests: <text:s/>3"</text:p>
      <text:p text:style-name="P27">[1] "Step: <text:s/>436 , State: <text:s/>3, 1, 2, 0, 1, 1"</text:p>
      <text:p text:style-name="P27">[1] "Decisions made where, Index proposes: <text:s/>1 <text:s/>but policy suggests: <text:s/>3"</text:p>
      <text:p text:style-name="P27">[1] "Step: <text:s/>437 , State: <text:s/>1, 2, 3, 0, 1, 1"</text:p>
      <text:p text:style-name="P27">[1] "Decisions made where, Index proposes: <text:s/>3 <text:s/>but policy suggests: <text:s/>1"</text:p>
      <text:p text:style-name="P27">[1] "Step: <text:s/>448 , State: <text:s/>3, 1, 2, 0, 1, 1"</text:p>
      <text:p text:style-name="P27">[1] "Decisions made where, Index proposes: <text:s/>1 <text:s/>but policy suggests: <text:s/>3"</text:p>
      <text:p text:style-name="P27">[1] "Step: <text:s/>449 , State: <text:s/>1, 2, 3, 0, 1, 1"</text:p>
      <text:p text:style-name="P27">[1] "Decisions made where, Index proposes: <text:s/>3 <text:s/>but policy suggests: <text:s/>1"</text:p>
      <text:p text:style-name="P27">[1] "Step: <text:s/>461 , State: <text:s/>2, 1, 3, 0, 0, 0"</text:p>
      <text:p text:style-name="P27">[1] "Decisions made where, Index proposes: <text:s/>1 <text:s/>but policy suggests: <text:s/>3"</text:p>
      <text:p text:style-name="P27">[1] "Step: <text:s/>465 , State: <text:s/>2, 1, 3, 0, 0, 0"</text:p>
      <text:p text:style-name="P27">[1] "Decisions made where, Index proposes: <text:s/>1 <text:s/>but policy suggests: <text:s/>3"</text:p>
      <text:p text:style-name="P27">[1] "Step: <text:s/>479 , State: <text:s/>2, 1, 3, 0, 0, 0"</text:p>
      <text:p text:style-name="P27">[1] "Decisions made where, Index proposes: <text:s/>1 <text:s/>but policy suggests: <text:s/>3"</text:p>
      <text:p text:style-name="P27">[1] "Step: <text:s/>486 , State: <text:s/>2, 1, 3, 0, 0, 0"</text:p>
      <text:p text:style-name="P27">[1] "Decisions made where, Index proposes: <text:s/>1 <text:s/>but policy suggests: <text:s/>3"</text:p>
      <text:p text:style-name="P27">[1] "Step: <text:s/>532 , State: <text:s/>2, 1, 3, 0, 0, 0"</text:p>
      <text:p text:style-name="P27">[1] "Decisions made where, Index proposes: <text:s/>1 <text:s/>but policy suggests: <text:s/>3"</text:p>
      <text:p text:style-name="P27">[1] "Step: <text:s/>535 , State: <text:s/>3, 1, 2, 0, 1, 1"</text:p>
      <text:p text:style-name="P27">[1] "Decisions made where, Index proposes: <text:s/>1 <text:s/>but policy suggests: <text:s/>3"</text:p>
      <text:p text:style-name="P27">[1] "Step: <text:s/>536 , State: <text:s/>1, 2, 3, 1, 1, 1"</text:p>
      <text:p text:style-name="P27">[1] "Decisions made where, Index proposes: <text:s/>3 <text:s/>but policy suggests: <text:s/>1"</text:p>
      <text:p text:style-name="P27">[1] "Step: <text:s/>544 , State: <text:s/>2, 1, 3, 0, 0, 0"</text:p>
      <text:p text:style-name="P27">[1] "Decisions made where, Index proposes: <text:s/>1 <text:s/>but policy suggests: <text:s/>3"</text:p>
      <text:p text:style-name="P27">[1] "Step: <text:s/>551 , State: <text:s/>2, 1, 3, 0, 0, 0"</text:p>
      <text:p text:style-name="P27">[1] "Decisions made where, Index proposes: <text:s/>1 <text:s/>but policy suggests: <text:s/>3"</text:p>
      <text:p text:style-name="P27">[1] "Step: <text:s/>582 , State: <text:s/>2, 1, 3, 0, 0, 0"</text:p>
      <text:p text:style-name="P27">[1] "Decisions made where, Index proposes: <text:s/>1 <text:s/>but policy suggests: <text:s/>3"</text:p>
      <text:p text:style-name="P27">[1] "Step: <text:s/>595 , State: <text:s/>2, 1, 3, 0, 0, 0"</text:p>
      <text:p text:style-name="P27">[1] "Decisions made where, Index proposes: <text:s/>1 <text:s/>but policy suggests: <text:s/>3"</text:p>
      <text:p text:style-name="P27">[1] "Step: <text:s/>599 , State: <text:s/>2, 1, 3, 0, 0, 0"</text:p>
      <text:p text:style-name="P27">[1] "Decisions made where, Index proposes: <text:s/>1 <text:s/>but policy suggests: <text:s/>3"</text:p>
      <text:p text:style-name="P27">[1] "Step: <text:s/>622 , State: <text:s/>3, 1, 2, 0, 1, 1"</text:p>
      <text:p text:style-name="P27">[1] "Decisions made where, Index proposes: <text:s/>1 <text:s/>but policy suggests: <text:s/>3"</text:p>
      <text:p text:style-name="P27">[1] "Step: <text:s/>623 , State: <text:s/>1, 2, 3, 1, 1, 1"</text:p>
      <text:p text:style-name="P27">[1] "Decisions made where, Index proposes: <text:s/>3 <text:s/>but policy suggests: <text:s/>1"</text:p>
      <text:p text:style-name="P27">[1] "Step: <text:s/>629 , State: <text:s/>2, 1, 3, 0, 0, 0"</text:p>
      <text:p text:style-name="P27">[1] "Decisions made where, Index proposes: <text:s/>1 <text:s/>but policy suggests: <text:s/>3"</text:p>
      <text:p text:style-name="P27">[1] "Step: <text:s/>633 , State: <text:s/>2, 1, 3, 0, 0, 0"</text:p>
      <text:p text:style-name="P27">[1] "Decisions made where, Index proposes: <text:s/>1 <text:s/>but policy suggests: <text:s/>3"</text:p>
      <text:p text:style-name="P27">[1] "Step: <text:s/>679 , State: <text:s/>2, 1, 3, 0, 0, 0"</text:p>
      <text:p text:style-name="P27">[1] "Decisions made where, Index proposes: <text:s/>1 <text:s/>but policy suggests: <text:s/>3"</text:p>
      <text:p text:style-name="P27">[1] "Step: <text:s/>693 , State: <text:s/>3, 1, 2, 0, 1, 2"</text:p>
      <text:p text:style-name="P27"><text:soft-page-break/>[1] "Decisions made where, Index proposes: <text:s/>1 <text:s/>but policy suggests: <text:s/>3"</text:p>
      <text:p text:style-name="P27">[1] "Step: <text:s/>694 , State: <text:s/>1, 2, 3, 0, 1, 2"</text:p>
      <text:p text:style-name="P27">[1] "Decisions made where, Index proposes: <text:s/>3 <text:s/>but policy suggests: <text:s/>1"</text:p>
      <text:p text:style-name="P27">[1] "Step: <text:s/>714 , State: <text:s/>2, 1, 3, 0, 0, 0"</text:p>
      <text:p text:style-name="P27">[1] "Decisions made where, Index proposes: <text:s/>1 <text:s/>but policy suggests: <text:s/>3"</text:p>
      <text:p text:style-name="P27">[1] "Step: <text:s/>732 , State: <text:s/>1, 3, 2, 1, 0, 1"</text:p>
      <text:p text:style-name="P27">[1] "Decisions made where, Index proposes: <text:s/>2 <text:s/>but policy suggests: <text:s/>3"</text:p>
      <text:p text:style-name="P27">[1] "Step: <text:s/>736 , State: <text:s/>2, 1, 3, 0, 0, 0"</text:p>
      <text:p text:style-name="P27">[1] "Decisions made where, Index proposes: <text:s/>1 <text:s/>but policy suggests: <text:s/>3"</text:p>
      <text:p text:style-name="P27">[1] "Step: <text:s/>761 , State: <text:s/>1, 3, 2, 1, 0, 1"</text:p>
      <text:p text:style-name="P27">[1] "Decisions made where, Index proposes: <text:s/>2 <text:s/>but policy suggests: <text:s/>3"</text:p>
      <text:p text:style-name="P27">[1] "Step: <text:s/>765 , State: <text:s/>2, 1, 3, 0, 0, 0"</text:p>
      <text:p text:style-name="P27">[1] "Decisions made where, Index proposes: <text:s/>1 <text:s/>but policy suggests: <text:s/>3"</text:p>
      <text:p text:style-name="P27">[1] "Step: <text:s/>772 , State: <text:s/>2, 1, 3, 0, 0, 0"</text:p>
      <text:p text:style-name="P27">[1] "Decisions made where, Index proposes: <text:s/>1 <text:s/>but policy suggests: <text:s/>3"</text:p>
      <text:p text:style-name="P27">[1] "Step: <text:s/>802 , State: <text:s/>1, 3, 2, 1, 0, 1"</text:p>
      <text:p text:style-name="P27">[1] "Decisions made where, Index proposes: <text:s/>2 <text:s/>but policy suggests: <text:s/>3"</text:p>
      <text:p text:style-name="P27">[1] "Step: <text:s/>813 , State: <text:s/>1, 3, 2, 2, 0, 1"</text:p>
      <text:p text:style-name="P27">[1] "Decisions made where, Index proposes: <text:s/>2 <text:s/>but policy suggests: <text:s/>3"</text:p>
      <text:p text:style-name="P27">[1] "Step: <text:s/>832 , State: <text:s/>2, 1, 3, 0, 0, 0"</text:p>
      <text:p text:style-name="P27">[1] "Decisions made where, Index proposes: <text:s/>1 <text:s/>but policy suggests: <text:s/>3"</text:p>
      <text:p text:style-name="P27">[1] "Step: <text:s/>844 , State: <text:s/>2, 1, 3, 0, 0, 0"</text:p>
      <text:p text:style-name="P27">[1] "Decisions made where, Index proposes: <text:s/>1 <text:s/>but policy suggests: <text:s/>3"</text:p>
      <text:p text:style-name="P27">[1] "Step: <text:s/>848 , State: <text:s/>2, 1, 3, 0, 0, 0"</text:p>
      <text:p text:style-name="P27">[1] "Decisions made where, Index proposes: <text:s/>1 <text:s/>but policy suggests: <text:s/>3"</text:p>
      <text:p text:style-name="P27">[1] "Step: <text:s/>867 , State: <text:s/>2, 1, 3, 0, 0, 0"</text:p>
      <text:p text:style-name="P27">[1] "Decisions made where, Index proposes: <text:s/>1 <text:s/>but policy suggests: <text:s/>3"</text:p>
      <text:p text:style-name="P27">[1] "Step: <text:s/>905 , State: <text:s/>2, 1, 3, 0, 0, 0"</text:p>
      <text:p text:style-name="P27">[1] "Decisions made where, Index proposes: <text:s/>1 <text:s/>but policy suggests: <text:s/>3"</text:p>
      <text:p text:style-name="P27">[1] "Step: <text:s/>911 , State: <text:s/>3, 1, 2, 0, 1, 1"</text:p>
      <text:p text:style-name="P27">[1] "Decisions made where, Index proposes: <text:s/>1 <text:s/>but policy suggests: <text:s/>3"</text:p>
      <text:p text:style-name="P27">[1] "Step: <text:s/>912 , State: <text:s/>1, 2, 3, 2, 1, 1"</text:p>
      <text:p text:style-name="P27">[1] "Decisions made where, Index proposes: <text:s/>3 <text:s/>but policy suggests: <text:s/>2"</text:p>
      <text:p text:style-name="P27">[1] "Step: <text:s/>915 , State: <text:s/>2, 1, 3, 0, 0, 0"</text:p>
      <text:p text:style-name="P27">[1] "Decisions made where, Index proposes: <text:s/>1 <text:s/>but policy suggests: <text:s/>3"</text:p>
      <text:p text:style-name="P27">[1] "Step: <text:s/>970 , State: <text:s/>2, 1, 3, 0, 0, 0"</text:p>
      <text:p text:style-name="P27">[1] "Decisions made where, Index proposes: <text:s/>1 <text:s/>but policy suggests: <text:s/>3"</text:p>
      <text:p text:style-name="P27">[1] "Step: <text:s/>974 , State: <text:s/>2, 1, 3, 0, 0, 0"</text:p>
      <text:p text:style-name="P27">[1] "Decisions made where, Index proposes: <text:s/>1 <text:s/>but policy suggests: <text:s/>3"</text:p>
      <text:p text:style-name="P27">[1] "Step: <text:s/>977 , State: <text:s/>1, 3, 2, 1, 0, 1"</text:p>
      <text:p text:style-name="P27">[1] "Decisions made where, Index proposes: <text:s/>2 <text:s/>but policy suggests: <text:s/>3"</text:p>
      <text:p text:style-name="P27">[1] "Step: <text:s/>981 , State: <text:s/>2, 1, 3, 0, 0, 0"</text:p>
      <text:p text:style-name="P27">[1] "Decisions made where, Index proposes: <text:s/>1 <text:s/>but policy suggests: <text:s/>3"</text:p>
      <text:p text:style-name="P27">[1] "Step: <text:s/>990 , State: <text:s/>3, 1, 2, 0, 2, 1"</text:p>
      <text:p text:style-name="P27">[1] "Decisions made where, Index proposes: <text:s/>1 <text:s/>but policy suggests: <text:s/>3"</text:p>
      <text:p text:style-name="P27">[1] "Step: <text:s/>991 , State: <text:s/>1, 2, 3, 0, 2, 1"</text:p>
      <text:p text:style-name="P27">[1] "Decisions made where, Index proposes: <text:s/>2 <text:s/>but policy suggests: <text:s/>3"</text:p>
      <text:p text:style-name="P10"><text:span text:style-name="T2"/></text:p>
      <text:p text:style-name="P4">Note. 2/3 step benefit seems to give the same result</text:p>
      <text:p text:style-name="P4"/>
      <text:p text:style-name="P10">Under: <text:span text:style-name="T6">1</text:span> step <text:span text:style-name="T6">penalty</text:span> heuristic</text:p>
      <text:p text:style-name="P6"><text:span text:style-name="T4">Average Optimal Cost=</text:span><text:bookmark text:name="rstudio_console_output1121"/><text:span text:style-name="T4">0.15126380 , Average Cost in simulation=</text:span><text:bookmark text:name="rstudio_console_output7"/><text:span text:style-name="T4">0.1636</text:span></text:p>
      <text:p text:style-name="P4"><text:span text:style-name="T4"/></text:p>
      <text:p text:style-name="P24"><text:bookmark text:name="rstudio_console_output8"/><text:span text:style-name="T1">[1] "The Policys disagree at the following"</text:span></text:p>
      <text:p text:style-name="P28">[1] "Step: <text:s/>1 , State: <text:s/>3, 3, 1, 0, 0, 0"</text:p>
      <text:p text:style-name="P28">[1] "Decisions made where, Index proposes: <text:s/>2 <text:s/>but policy suggests: <text:s/>1"</text:p>
      <text:p text:style-name="P28">[1] "Step: <text:s/>59 , State: <text:s/>3, 1, 2, 0, 1, 1"</text:p>
      <text:p text:style-name="P28">[1] "Decisions made where, Index proposes: <text:s/>1 <text:s/>but policy suggests: <text:s/>3"</text:p>
      <text:p text:style-name="P28">[1] "Step: <text:s/>60 , State: <text:s/>1, 2, 3, 1, 1, 1"</text:p>
      <text:p text:style-name="P28">[1] "Decisions made where, Index proposes: <text:s/>3 <text:s/>but policy suggests: <text:s/>1"</text:p>
      <text:p text:style-name="P28">[1] "Step: <text:s/>65 , State: <text:s/>1, 3, 2, 1, 0, 1"</text:p>
      <text:p text:style-name="P28"><text:soft-page-break/>[1] "Decisions made where, Index proposes: <text:s/>2 <text:s/>but policy suggests: <text:s/>3"</text:p>
      <text:p text:style-name="P28">[1] "Step: <text:s/>98 , State: <text:s/>3, 1, 2, 0, 1, 1"</text:p>
      <text:p text:style-name="P28">[1] "Decisions made where, Index proposes: <text:s/>1 <text:s/>but policy suggests: <text:s/>3"</text:p>
      <text:p text:style-name="P28">[1] "Step: <text:s/>99 , State: <text:s/>1, 2, 3, 0, 1, 1"</text:p>
      <text:p text:style-name="P28">[1] "Decisions made where, Index proposes: <text:s/>3 <text:s/>but policy suggests: <text:s/>1"</text:p>
      <text:p text:style-name="P28">[1] "Step: <text:s/>134 , State: <text:s/>1, 3, 2, 1, 0, 1"</text:p>
      <text:p text:style-name="P28">[1] "Decisions made where, Index proposes: <text:s/>2 <text:s/>but policy suggests: <text:s/>3"</text:p>
      <text:p text:style-name="P28">[1] "Step: <text:s/>182 , State: <text:s/>1, 3, 2, 1, 0, 2"</text:p>
      <text:p text:style-name="P28">[1] "Decisions made where, Index proposes: <text:s/>2 <text:s/>but policy suggests: <text:s/>3"</text:p>
      <text:p text:style-name="P28">[1] "Step: <text:s/>183 , State: <text:s/>2, 1, 3, 1, 0, 2"</text:p>
      <text:p text:style-name="P28">[1] "Decisions made where, Index proposes: <text:s/>3 <text:s/>but policy suggests: <text:s/>1"</text:p>
      <text:p text:style-name="P28">[1] "Step: <text:s/>213 , State: <text:s/>1, 3, 2, 1, 0, 1"</text:p>
      <text:p text:style-name="P28">[1] "Decisions made where, Index proposes: <text:s/>2 <text:s/>but policy suggests: <text:s/>3"</text:p>
      <text:p text:style-name="P28">[1] "Step: <text:s/>216 , State: <text:s/>1, 3, 2, 1, 0, 1"</text:p>
      <text:p text:style-name="P28">[1] "Decisions made where, Index proposes: <text:s/>2 <text:s/>but policy suggests: <text:s/>3"</text:p>
      <text:p text:style-name="P28">[1] "Step: <text:s/>286 , State: <text:s/>3, 1, 2, 0, 1, 2"</text:p>
      <text:p text:style-name="P28">[1] "Decisions made where, Index proposes: <text:s/>1 <text:s/>but policy suggests: <text:s/>3"</text:p>
      <text:p text:style-name="P28">[1] "Step: <text:s/>287 , State: <text:s/>1, 2, 3, 0, 1, 2"</text:p>
      <text:p text:style-name="P28">[1] "Decisions made where, Index proposes: <text:s/>3 <text:s/>but policy suggests: <text:s/>1"</text:p>
      <text:p text:style-name="P28">[1] "Step: <text:s/>316 , State: <text:s/>3, 1, 2, 0, 1, 1"</text:p>
      <text:p text:style-name="P28">[1] "Decisions made where, Index proposes: <text:s/>1 <text:s/>but policy suggests: <text:s/>3"</text:p>
      <text:p text:style-name="P28">[1] "Step: <text:s/>317 , State: <text:s/>1, 2, 3, 0, 1, 1"</text:p>
      <text:p text:style-name="P28">[1] "Decisions made where, Index proposes: <text:s/>3 <text:s/>but policy suggests: <text:s/>1"</text:p>
      <text:p text:style-name="P28">[1] "Step: <text:s/>329 , State: <text:s/>1, 3, 2, 1, 0, 1"</text:p>
      <text:p text:style-name="P28">[1] "Decisions made where, Index proposes: <text:s/>2 <text:s/>but policy suggests: <text:s/>3"</text:p>
      <text:p text:style-name="P28">[1] "Step: <text:s/>338 , State: <text:s/>3, 1, 2, 0, 1, 1"</text:p>
      <text:p text:style-name="P28">[1] "Decisions made where, Index proposes: <text:s/>1 <text:s/>but policy suggests: <text:s/>3"</text:p>
      <text:p text:style-name="P28">[1] "Step: <text:s/>339 , State: <text:s/>1, 2, 3, 1, 1, 1"</text:p>
      <text:p text:style-name="P28">[1] "Decisions made where, Index proposes: <text:s/>3 <text:s/>but policy suggests: <text:s/>1"</text:p>
      <text:p text:style-name="P28">[1] "Step: <text:s/>378 , State: <text:s/>3, 1, 2, 0, 2, 2"</text:p>
      <text:p text:style-name="P28">[1] "Decisions made where, Index proposes: <text:s/>1 <text:s/>but policy suggests: <text:s/>3"</text:p>
      <text:p text:style-name="P28">[1] "Step: <text:s/>379 , State: <text:s/>1, 2, 3, 1, 2, 2"</text:p>
      <text:p text:style-name="P28">[1] "Decisions made where, Index proposes: <text:s/>3 <text:s/>but policy suggests: <text:s/>1"</text:p>
      <text:p text:style-name="P28">[1] "Step: <text:s/>484 , State: <text:s/>3, 1, 2, 0, 1, 1"</text:p>
      <text:p text:style-name="P28">[1] "Decisions made where, Index proposes: <text:s/>1 <text:s/>but policy suggests: <text:s/>3"</text:p>
      <text:p text:style-name="P28">[1] "Step: <text:s/>485 , State: <text:s/>1, 2, 3, 0, 1, 1"</text:p>
      <text:p text:style-name="P28">[1] "Decisions made where, Index proposes: <text:s/>3 <text:s/>but policy suggests: <text:s/>1"</text:p>
      <text:p text:style-name="P28">[1] "Step: <text:s/>500 , State: <text:s/>3, 1, 2, 0, 1, 1"</text:p>
      <text:p text:style-name="P28">[1] "Decisions made where, Index proposes: <text:s/>1 <text:s/>but policy suggests: <text:s/>3"</text:p>
      <text:p text:style-name="P28">[1] "Step: <text:s/>501 , State: <text:s/>1, 2, 3, 0, 1, 1"</text:p>
      <text:p text:style-name="P28">[1] "Decisions made where, Index proposes: <text:s/>3 <text:s/>but policy suggests: <text:s/>1"</text:p>
      <text:p text:style-name="P28">[1] "Step: <text:s/>555 , State: <text:s/>3, 1, 2, 0, 1, 2"</text:p>
      <text:p text:style-name="P28">[1] "Decisions made where, Index proposes: <text:s/>1 <text:s/>but policy suggests: <text:s/>3"</text:p>
      <text:p text:style-name="P28">[1] "Step: <text:s/>556 , State: <text:s/>1, 2, 3, 0, 1, 2"</text:p>
      <text:p text:style-name="P28">[1] "Decisions made where, Index proposes: <text:s/>3 <text:s/>but policy suggests: <text:s/>1"</text:p>
      <text:p text:style-name="P28">[1] "Step: <text:s/>558 , State: <text:s/>3, 1, 2, 0, 1, 2"</text:p>
      <text:p text:style-name="P28">[1] "Decisions made where, Index proposes: <text:s/>1 <text:s/>but policy suggests: <text:s/>3"</text:p>
      <text:p text:style-name="P28">[1] "Step: <text:s/>559 , State: <text:s/>1, 2, 3, 1, 1, 2"</text:p>
      <text:p text:style-name="P28">[1] "Decisions made where, Index proposes: <text:s/>3 <text:s/>but policy suggests: <text:s/>1"</text:p>
      <text:p text:style-name="P28">[1] "Step: <text:s/>688 , State: <text:s/>3, 1, 2, 0, 1, 1"</text:p>
      <text:p text:style-name="P28">[1] "Decisions made where, Index proposes: <text:s/>1 <text:s/>but policy suggests: <text:s/>3"</text:p>
      <text:p text:style-name="P28">[1] "Step: <text:s/>689 , State: <text:s/>1, 2, 3, 0, 1, 1"</text:p>
      <text:p text:style-name="P28">[1] "Decisions made where, Index proposes: <text:s/>3 <text:s/>but policy suggests: <text:s/>1"</text:p>
      <text:p text:style-name="P28">[1] "Step: <text:s/>758 , State: <text:s/>1, 3, 2, 1, 0, 1"</text:p>
      <text:p text:style-name="P28">[1] "Decisions made where, Index proposes: <text:s/>2 <text:s/>but policy suggests: <text:s/>3"</text:p>
      <text:p text:style-name="P28">[1] "Step: <text:s/>761 , State: <text:s/>1, 3, 2, 1, 0, 1"</text:p>
      <text:p text:style-name="P28">[1] "Decisions made where, Index proposes: <text:s/>2 <text:s/>but policy suggests: <text:s/>3"</text:p>
      <text:p text:style-name="P28">[1] "Step: <text:s/>764 , State: <text:s/>1, 3, 2, 1, 0, 1"</text:p>
      <text:p text:style-name="P28">[1] "Decisions made where, Index proposes: <text:s/>2 <text:s/>but policy suggests: <text:s/>3"</text:p>
      <text:p text:style-name="P28">[1] "Step: <text:s/>821 , State: <text:s/>1, 3, 2, 1, 0, 1"</text:p>
      <text:p text:style-name="P28">[1] "Decisions made where, Index proposes: <text:s/>2 <text:s/>but policy suggests: <text:s/>3"</text:p>
      <text:p text:style-name="P28">[1] "Step: <text:s/>849 , State: <text:s/>1, 3, 2, 1, 0, 1"</text:p>
      <text:p text:style-name="P28"><text:soft-page-break/>[1] "Decisions made where, Index proposes: <text:s/>2 <text:s/>but policy suggests: <text:s/>3"</text:p>
      <text:p text:style-name="P28">[1] "Step: <text:s/>936 , State: <text:s/>3, 1, 2, 0, 1, 1"</text:p>
      <text:p text:style-name="P28">[1] "Decisions made where, Index proposes: <text:s/>1 <text:s/>but policy suggests: <text:s/>3"</text:p>
      <text:p text:style-name="P28">[1] "Step: <text:s/>937 , State: <text:s/>1, 2, 3, 0, 1, 1"</text:p>
      <text:p text:style-name="P28">[1] "Decisions made where, Index proposes: <text:s/>3 <text:s/>but policy suggests: <text:s/>1"</text:p>
      <text:p text:style-name="P28">[1] "Step: <text:s/>948 , State: <text:s/>1, 3, 2, 2, 0, 1"</text:p>
      <text:p text:style-name="P28">[1] "Decisions made where, Index proposes: <text:s/>2 <text:s/>but policy suggests: <text:s/>3"</text:p>
      <text:p text:style-name="P28">[1] "Step: <text:s/>980 , State: <text:s/>3, 1, 2, 0, 1, 2"</text:p>
      <text:p text:style-name="P28">[1] "Decisions made where, Index proposes: <text:s/>1 <text:s/>but policy suggests: <text:s/>3"</text:p>
      <text:p text:style-name="P28">[1] "Step: <text:s/>981 , State: <text:s/>1, 2, 3, 1, 1, 2"</text:p>
      <text:p text:style-name="P28">[1] "Decisions made where, Index proposes: <text:s/>3 <text:s/>but policy suggests: <text:s/>1"</text:p>
      <text:p text:style-name="P28"/>
      <text:p text:style-name="P11">Under: <text:span text:style-name="T9">2</text:span> step <text:span text:style-name="T6">penalty</text:span> heuristic</text:p>
      <text:p text:style-name="P16"><text:span text:style-name="T7">Average Optimal Cost=</text:span><text:bookmark text:name="rstudio_console_output11211"/><text:span text:style-name="T7">0.15126380 , Average Cost in simulation=</text:span><text:bookmark text:name="rstudio_console_output71"/><text:span text:style-name="T7">0.1636</text:span></text:p>
      <text:p text:style-name="P7"><text:span text:style-name="T3"/></text:p>
      <text:p text:style-name="P24"><text:bookmark text:name="rstudio_console_output9"/><text:span text:style-name="T1">[1] "The Policys disagree at the following"</text:span></text:p>
      <text:p text:style-name="P27">[1] "Step: <text:s/>1 , State: <text:s/>3, 3, 1, 0, 0, 0"</text:p>
      <text:p text:style-name="P27">[1] "Decisions made where, Index proposes: <text:s/>2 <text:s/>but policy suggests: <text:s/>1"</text:p>
      <text:p text:style-name="P27">[1] "Step: <text:s/>59 , State: <text:s/>3, 1, 2, 0, 1, 1"</text:p>
      <text:p text:style-name="P27">[1] "Decisions made where, Index proposes: <text:s/>1 <text:s/>but policy suggests: <text:s/>3"</text:p>
      <text:p text:style-name="P27">[1] "Step: <text:s/>60 , State: <text:s/>1, 2, 3, 1, 1, 1"</text:p>
      <text:p text:style-name="P27">[1] "Decisions made where, Index proposes: <text:s/>3 <text:s/>but policy suggests: <text:s/>1"</text:p>
      <text:p text:style-name="P27">[1] "Step: <text:s/>65 , State: <text:s/>1, 3, 2, 1, 0, 1"</text:p>
      <text:p text:style-name="P27">[1] "Decisions made where, Index proposes: <text:s/>2 <text:s/>but policy suggests: <text:s/>3"</text:p>
      <text:p text:style-name="P27">[1] "Step: <text:s/>98 , State: <text:s/>3, 1, 2, 0, 1, 1"</text:p>
      <text:p text:style-name="P27">[1] "Decisions made where, Index proposes: <text:s/>1 <text:s/>but policy suggests: <text:s/>3"</text:p>
      <text:p text:style-name="P27">[1] "Step: <text:s/>99 , State: <text:s/>1, 2, 3, 0, 1, 1"</text:p>
      <text:p text:style-name="P27">[1] "Decisions made where, Index proposes: <text:s/>3 <text:s/>but policy suggests: <text:s/>1"</text:p>
      <text:p text:style-name="P27">[1] "Step: <text:s/>134 , State: <text:s/>1, 3, 2, 1, 0, 1"</text:p>
      <text:p text:style-name="P27">[1] "Decisions made where, Index proposes: <text:s/>2 <text:s/>but policy suggests: <text:s/>3"</text:p>
      <text:p text:style-name="P27">[1] "Step: <text:s/>182 , State: <text:s/>1, 3, 2, 1, 0, 2"</text:p>
      <text:p text:style-name="P27">[1] "Decisions made where, Index proposes: <text:s/>2 <text:s/>but policy suggests: <text:s/>3"</text:p>
      <text:p text:style-name="P27">[1] "Step: <text:s/>183 , State: <text:s/>2, 1, 3, 1, 0, 2"</text:p>
      <text:p text:style-name="P27">[1] "Decisions made where, Index proposes: <text:s/>3 <text:s/>but policy suggests: <text:s/>1"</text:p>
      <text:p text:style-name="P27">[1] "Step: <text:s/>213 , State: <text:s/>1, 3, 2, 1, 0, 1"</text:p>
      <text:p text:style-name="P27">[1] "Decisions made where, Index proposes: <text:s/>2 <text:s/>but policy suggests: <text:s/>3"</text:p>
      <text:p text:style-name="P27">[1] "Step: <text:s/>216 , State: <text:s/>1, 3, 2, 1, 0, 1"</text:p>
      <text:p text:style-name="P27">[1] "Decisions made where, Index proposes: <text:s/>2 <text:s/>but policy suggests: <text:s/>3"</text:p>
      <text:p text:style-name="P27">[1] "Step: <text:s/>286 , State: <text:s/>3, 1, 2, 0, 1, 2"</text:p>
      <text:p text:style-name="P27">[1] "Decisions made where, Index proposes: <text:s/>1 <text:s/>but policy suggests: <text:s/>3"</text:p>
      <text:p text:style-name="P27">[1] "Step: <text:s/>287 , State: <text:s/>1, 2, 3, 0, 1, 2"</text:p>
      <text:p text:style-name="P27">[1] "Decisions made where, Index proposes: <text:s/>3 <text:s/>but policy suggests: <text:s/>1"</text:p>
      <text:p text:style-name="P27">[1] "Step: <text:s/>316 , State: <text:s/>3, 1, 2, 0, 1, 1"</text:p>
      <text:p text:style-name="P27">[1] "Decisions made where, Index proposes: <text:s/>1 <text:s/>but policy suggests: <text:s/>3"</text:p>
      <text:p text:style-name="P27">[1] "Step: <text:s/>317 , State: <text:s/>1, 2, 3, 0, 1, 1"</text:p>
      <text:p text:style-name="P27">[1] "Decisions made where, Index proposes: <text:s/>3 <text:s/>but policy suggests: <text:s/>1"</text:p>
      <text:p text:style-name="P27">[1] "Step: <text:s/>329 , State: <text:s/>1, 3, 2, 1, 0, 1"</text:p>
      <text:p text:style-name="P27">[1] "Decisions made where, Index proposes: <text:s/>2 <text:s/>but policy suggests: <text:s/>3"</text:p>
      <text:p text:style-name="P27">[1] "Step: <text:s/>338 , State: <text:s/>3, 1, 2, 0, 1, 1"</text:p>
      <text:p text:style-name="P27">[1] "Decisions made where, Index proposes: <text:s/>1 <text:s/>but policy suggests: <text:s/>3"</text:p>
      <text:p text:style-name="P27">[1] "Step: <text:s/>339 , State: <text:s/>1, 2, 3, 1, 1, 1"</text:p>
      <text:p text:style-name="P27">[1] "Decisions made where, Index proposes: <text:s/>3 <text:s/>but policy suggests: <text:s/>1"</text:p>
      <text:p text:style-name="P27">[1] "Step: <text:s/>378 , State: <text:s/>3, 1, 2, 0, 2, 2"</text:p>
      <text:p text:style-name="P27">[1] "Decisions made where, Index proposes: <text:s/>1 <text:s/>but policy suggests: <text:s/>3"</text:p>
      <text:p text:style-name="P27">[1] "Step: <text:s/>379 , State: <text:s/>1, 2, 3, 1, 2, 2"</text:p>
      <text:p text:style-name="P27">[1] "Decisions made where, Index proposes: <text:s/>3 <text:s/>but policy suggests: <text:s/>1"</text:p>
      <text:p text:style-name="P27">[1] "Step: <text:s/>484 , State: <text:s/>3, 1, 2, 0, 1, 1"</text:p>
      <text:p text:style-name="P27">[1] "Decisions made where, Index proposes: <text:s/>1 <text:s/>but policy suggests: <text:s/>3"</text:p>
      <text:p text:style-name="P27">[1] "Step: <text:s/>485 , State: <text:s/>1, 2, 3, 0, 1, 1"</text:p>
      <text:p text:style-name="P27">[1] "Decisions made where, Index proposes: <text:s/>3 <text:s/>but policy suggests: <text:s/>1"</text:p>
      <text:p text:style-name="P27">[1] "Step: <text:s/>500 , State: <text:s/>3, 1, 2, 0, 1, 1"</text:p>
      <text:p text:style-name="P27">[1] "Decisions made where, Index proposes: <text:s/>1 <text:s/>but policy suggests: <text:s/>3"</text:p>
      <text:p text:style-name="P27"><text:soft-page-break/>[1] "Step: <text:s/>501 , State: <text:s/>1, 2, 3, 0, 1, 1"</text:p>
      <text:p text:style-name="P27">[1] "Decisions made where, Index proposes: <text:s/>3 <text:s/>but policy suggests: <text:s/>1"</text:p>
      <text:p text:style-name="P27">[1] "Step: <text:s/>555 , State: <text:s/>3, 1, 2, 0, 1, 2"</text:p>
      <text:p text:style-name="P27">[1] "Decisions made where, Index proposes: <text:s/>1 <text:s/>but policy suggests: <text:s/>3"</text:p>
      <text:p text:style-name="P27">[1] "Step: <text:s/>556 , State: <text:s/>1, 2, 3, 0, 1, 2"</text:p>
      <text:p text:style-name="P27">[1] "Decisions made where, Index proposes: <text:s/>3 <text:s/>but policy suggests: <text:s/>1"</text:p>
      <text:p text:style-name="P27">[1] "Step: <text:s/>558 , State: <text:s/>3, 1, 2, 0, 1, 2"</text:p>
      <text:p text:style-name="P27">[1] "Decisions made where, Index proposes: <text:s/>1 <text:s/>but policy suggests: <text:s/>3"</text:p>
      <text:p text:style-name="P27">[1] "Step: <text:s/>559 , State: <text:s/>1, 2, 3, 1, 1, 2"</text:p>
      <text:p text:style-name="P27">[1] "Decisions made where, Index proposes: <text:s/>3 <text:s/>but policy suggests: <text:s/>1"</text:p>
      <text:p text:style-name="P27">[1] "Step: <text:s/>688 , State: <text:s/>3, 1, 2, 0, 1, 1"</text:p>
      <text:p text:style-name="P27">[1] "Decisions made where, Index proposes: <text:s/>1 <text:s/>but policy suggests: <text:s/>3"</text:p>
      <text:p text:style-name="P27">[1] "Step: <text:s/>689 , State: <text:s/>1, 2, 3, 0, 1, 1"</text:p>
      <text:p text:style-name="P27">[1] "Decisions made where, Index proposes: <text:s/>3 <text:s/>but policy suggests: <text:s/>1"</text:p>
      <text:p text:style-name="P27">[1] "Step: <text:s/>758 , State: <text:s/>1, 3, 2, 1, 0, 1"</text:p>
      <text:p text:style-name="P27">[1] "Decisions made where, Index proposes: <text:s/>2 <text:s/>but policy suggests: <text:s/>3"</text:p>
      <text:p text:style-name="P27">[1] "Step: <text:s/>761 , State: <text:s/>1, 3, 2, 1, 0, 1"</text:p>
      <text:p text:style-name="P27">[1] "Decisions made where, Index proposes: <text:s/>2 <text:s/>but policy suggests: <text:s/>3"</text:p>
      <text:p text:style-name="P27">[1] "Step: <text:s/>764 , State: <text:s/>1, 3, 2, 1, 0, 1"</text:p>
      <text:p text:style-name="P27">[1] "Decisions made where, Index proposes: <text:s/>2 <text:s/>but policy suggests: <text:s/>3"</text:p>
      <text:p text:style-name="P27">[1] "Step: <text:s/>821 , State: <text:s/>1, 3, 2, 1, 0, 1"</text:p>
      <text:p text:style-name="P27">[1] "Decisions made where, Index proposes: <text:s/>2 <text:s/>but policy suggests: <text:s/>3"</text:p>
      <text:p text:style-name="P27">[1] "Step: <text:s/>849 , State: <text:s/>1, 3, 2, 1, 0, 1"</text:p>
      <text:p text:style-name="P27">[1] "Decisions made where, Index proposes: <text:s/>2 <text:s/>but policy suggests: <text:s/>3"</text:p>
      <text:p text:style-name="P27">[1] "Step: <text:s/>936 , State: <text:s/>3, 1, 2, 0, 1, 1"</text:p>
      <text:p text:style-name="P27">[1] "Decisions made where, Index proposes: <text:s/>1 <text:s/>but policy suggests: <text:s/>3"</text:p>
      <text:p text:style-name="P27">[1] "Step: <text:s/>937 , State: <text:s/>1, 2, 3, 0, 1, 1"</text:p>
      <text:p text:style-name="P27">[1] "Decisions made where, Index proposes: <text:s/>3 <text:s/>but policy suggests: <text:s/>1"</text:p>
      <text:p text:style-name="P27">[1] "Step: <text:s/>948 , State: <text:s/>1, 3, 2, 2, 0, 1"</text:p>
      <text:p text:style-name="P27">[1] "Decisions made where, Index proposes: <text:s/>2 <text:s/>but policy suggests: <text:s/>3"</text:p>
      <text:p text:style-name="P27">[1] "Step: <text:s/>980 , State: <text:s/>3, 1, 2, 0, 1, 2"</text:p>
      <text:p text:style-name="P27">[1] "Decisions made where, Index proposes: <text:s/>1 <text:s/>but policy suggests: <text:s/>3"</text:p>
      <text:p text:style-name="P27">[1] "Step: <text:s/>981 , State: <text:s/>1, 2, 3, 1, 1, 2"</text:p>
      <text:p text:style-name="P27">[1] "Decisions made where, Index proposes: <text:s/>3 <text:s/>but policy suggests: <text:s/>1"</text:p>
      <text:p text:style-name="P7"><text:span text:style-name="T3"/></text:p>
      <text:p text:style-name="P8"><text:span text:style-name="T3">N</text:span><text:span text:style-name="T2">ote. 1/2/3 step Penalty heuristic all get the same result. </text:span></text:p>
      <text:p text:style-name="P1"/>
      <text:p text:style-name="P1">The key question is why is the index misbehaving in these states.</text:p>
      <text:p text:style-name="P1"/>
      <text:p text:style-name="P4">Let us analyse the Heuristic<text:span text:style-name="T9">s choice of variables</text:span></text:p>
      <text:p text:style-name="P4"/>
      <text:p text:style-name="P14">On</text:p>
      <text:p text:style-name="P32">[1] "Step: <text:s/>59 , State: <text:s/>3, 1, 2, 0, 1, 1"</text:p>
      <text:p text:style-name="P31">[1] "Decisions made where, Index proposes: <text:s/>1 <text:s/>but policy suggests: <text:s/>3"</text:p>
      <text:p text:style-name="P31">The Heuristic seems to be ‘short-sighted’ and is picking to visit 1. Then in the next stage two will finish.</text:p>
      <text:p text:style-name="P31"/>
      <text:p text:style-name="P33">We Run the Heuristic to see what is occurring</text:p>
      <text:p text:style-name="P33"/>
      <text:p text:style-name="P33"><text:bookmark text:name="rstudio_console_output10"/><text:span text:style-name="T10">&gt; MultiStepBenefitHeuristic(3,3,matrix(rep(1,9),nrow=3),PlainIndexForNode,c(3,1,2),c(0,1,1),rep(1,3),rep(1/3,3),rep(2,3),c(1.2,1.8,2.2))</text:span></text:p>
      <text:p text:style-name="P27">[1] "Heuristic is Run"</text:p>
      <text:p text:style-name="P26"><text:s text:c="5"/><text:span text:style-name="T2">[,1] [,2] [,3]</text:span></text:p>
      <text:p text:style-name="P27">[1,] <text:s text:c="3"/>1 <text:s text:c="3"/>0 <text:s text:c="3"/>0</text:p>
      <text:p text:style-name="P27">[2,] <text:s text:c="3"/>2 <text:s text:c="3"/>0 <text:s text:c="3"/>0</text:p>
      <text:p text:style-name="P27">[3,] <text:s text:c="3"/>3 <text:s text:c="3"/>0 <text:s text:c="3"/>0</text:p>
      <text:p text:style-name="P27">[1] 0.7144354 0.0000000 0.0000000</text:p>
      <text:p text:style-name="P26"><text:s text:c="6"/><text:span text:style-name="T2">[,1] [,2] [,3]</text:span></text:p>
      <text:p text:style-name="P26"><text:s/><text:span text:style-name="T2">[1,] <text:s text:c="3"/>1 <text:s text:c="3"/>1 <text:s text:c="3"/>0</text:span></text:p>
      <text:p text:style-name="P26"><text:s/><text:span text:style-name="T2">[2,] <text:s text:c="3"/>1 <text:s text:c="3"/>2 <text:s text:c="3"/>0</text:span></text:p>
      <text:p text:style-name="P26"><text:soft-page-break/><text:s/><text:span text:style-name="T2">[3,] <text:s text:c="3"/>1 <text:s text:c="3"/>3 <text:s text:c="3"/>0</text:span></text:p>
      <text:p text:style-name="P26"><text:s/><text:span text:style-name="T2">[4,] <text:s text:c="3"/>2 <text:s text:c="3"/>1 <text:s text:c="3"/>0</text:span></text:p>
      <text:p text:style-name="P26"><text:s/><text:span text:style-name="T2">[5,] <text:s text:c="3"/>2 <text:s text:c="3"/>2 <text:s text:c="3"/>0</text:span></text:p>
      <text:p text:style-name="P26"><text:s/><text:span text:style-name="T2">[6,] <text:s text:c="3"/>2 <text:s text:c="3"/>3 <text:s text:c="3"/>0</text:span></text:p>
      <text:p text:style-name="P26"><text:s/><text:span text:style-name="T2">[7,] <text:s text:c="3"/>3 <text:s text:c="3"/>1 <text:s text:c="3"/>0</text:span></text:p>
      <text:p text:style-name="P26"><text:s/><text:span text:style-name="T2">[8,] <text:s text:c="3"/>3 <text:s text:c="3"/>2 <text:s text:c="3"/>0</text:span></text:p>
      <text:p text:style-name="P26"><text:s/><text:span text:style-name="T2">[9,] <text:s text:c="3"/>3 <text:s text:c="3"/>3 <text:s text:c="3"/>0</text:span></text:p>
      <text:p text:style-name="P27">[1] 0.7144354 3.5643001 5.2309667 0.7144354 0.0000000 4.5165313 0.7144354 2.8498646 0.0000000</text:p>
      <text:p text:style-name="P26"><text:s text:c="6"/><text:span text:style-name="T2">[,1] [,2] [,3]</text:span></text:p>
      <text:p text:style-name="P26"><text:s/><text:span text:style-name="T2">[1,] <text:s text:c="3"/>1 <text:s text:c="3"/>1 <text:s text:c="3"/>1</text:span></text:p>
      <text:p text:style-name="P26"><text:s/><text:span text:style-name="T2">[2,] <text:s text:c="3"/>1 <text:s text:c="3"/>1 <text:s text:c="3"/>2</text:span></text:p>
      <text:p text:style-name="P26"><text:s/><text:span text:style-name="T2">[3,] <text:s text:c="3"/>1 <text:s text:c="3"/>1 <text:s text:c="3"/>3</text:span></text:p>
      <text:p text:style-name="P26"><text:s/><text:span text:style-name="T2">[4,] <text:s text:c="3"/>1 <text:s text:c="3"/>2 <text:s text:c="3"/>1</text:span></text:p>
      <text:p text:style-name="P26"><text:s/><text:span text:style-name="T2">[5,] <text:s text:c="3"/>1 <text:s text:c="3"/>2 <text:s text:c="3"/>2</text:span></text:p>
      <text:p text:style-name="P26"><text:s/><text:span text:style-name="T2">[6,] <text:s text:c="3"/>1 <text:s text:c="3"/>2 <text:s text:c="3"/>3</text:span></text:p>
      <text:p text:style-name="P26"><text:s/><text:span text:style-name="T2">[7,] <text:s text:c="3"/>1 <text:s text:c="3"/>3 <text:s text:c="3"/>1</text:span></text:p>
      <text:p text:style-name="P26"><text:s/><text:span text:style-name="T2">[8,] <text:s text:c="3"/>1 <text:s text:c="3"/>3 <text:s text:c="3"/>2</text:span></text:p>
      <text:p text:style-name="P26"><text:s/><text:span text:style-name="T2">[9,] <text:s text:c="3"/>1 <text:s text:c="3"/>3 <text:s text:c="3"/>3</text:span></text:p>
      <text:p text:style-name="P27">[10,] <text:s text:c="3"/>2 <text:s text:c="3"/>1 <text:s text:c="3"/>1</text:p>
      <text:p text:style-name="P27">[11,] <text:s text:c="3"/>2 <text:s text:c="3"/>1 <text:s text:c="3"/>2</text:p>
      <text:p text:style-name="P27">[12,] <text:s text:c="3"/>2 <text:s text:c="3"/>1 <text:s text:c="3"/>3</text:p>
      <text:p text:style-name="P27">[13,] <text:s text:c="3"/>2 <text:s text:c="3"/>2 <text:s text:c="3"/>1</text:p>
      <text:p text:style-name="P27">[14,] <text:s text:c="3"/>2 <text:s text:c="3"/>2 <text:s text:c="3"/>2</text:p>
      <text:p text:style-name="P27">[15,] <text:s text:c="3"/>2 <text:s text:c="3"/>2 <text:s text:c="3"/>3</text:p>
      <text:p text:style-name="P27">[16,] <text:s text:c="3"/>2 <text:s text:c="3"/>3 <text:s text:c="3"/>1</text:p>
      <text:p text:style-name="P27">[17,] <text:s text:c="3"/>2 <text:s text:c="3"/>3 <text:s text:c="3"/>2</text:p>
      <text:p text:style-name="P27">[18,] <text:s text:c="3"/>2 <text:s text:c="3"/>3 <text:s text:c="3"/>3</text:p>
      <text:p text:style-name="P27">[19,] <text:s text:c="3"/>3 <text:s text:c="3"/>1 <text:s text:c="3"/>1</text:p>
      <text:p text:style-name="P27">[20,] <text:s text:c="3"/>3 <text:s text:c="3"/>1 <text:s text:c="3"/>2</text:p>
      <text:p text:style-name="P27">[21,] <text:s text:c="3"/>3 <text:s text:c="3"/>1 <text:s text:c="3"/>3</text:p>
      <text:p text:style-name="P27">[22,] <text:s text:c="3"/>3 <text:s text:c="3"/>2 <text:s text:c="3"/>1</text:p>
      <text:p text:style-name="P27">[23,] <text:s text:c="3"/>3 <text:s text:c="3"/>2 <text:s text:c="3"/>2</text:p>
      <text:p text:style-name="P27">[24,] <text:s text:c="3"/>3 <text:s text:c="3"/>2 <text:s text:c="3"/>3</text:p>
      <text:p text:style-name="P27">[25,] <text:s text:c="3"/>3 <text:s text:c="3"/>3 <text:s text:c="3"/>1</text:p>
      <text:p text:style-name="P27">[26,] <text:s text:c="3"/>3 <text:s text:c="3"/>3 <text:s text:c="3"/>2</text:p>
      <text:p text:style-name="P27">[27,] <text:s text:c="3"/>3 <text:s text:c="3"/>3 <text:s text:c="3"/>3</text:p>
      <text:p text:style-name="P26"><text:s/><text:span text:style-name="T2">[1] 0.7144354 1.5721771 1.7622042 4.8524069 3.5643001 4.6120688 6.5190736 6.0887084 5.2309667 0.7144354 1.6025422 1.7622042 0.7144354 0.0000000 1.0477688 5.2309667 5.4046381 4.5165313</text:span></text:p>
      <text:p text:style-name="P27">[19] 0.7144354 1.5721771 0.7144354 3.5643001 2.8498646 2.8498646 0.7144354 0.8577417 0.0000000</text:p>
      <text:p text:style-name="P26"><text:s text:c="5"/><text:span text:style-name="T2">[,1] [,2] [,3]</text:span></text:p>
      <text:p text:style-name="P27">[1,] <text:s text:c="3"/>1 <text:s text:c="3"/>0 <text:s text:c="3"/>0</text:p>
      <text:p text:style-name="P27">[2,] <text:s text:c="3"/>1 <text:s text:c="3"/>3 <text:s text:c="3"/>0</text:p>
      <text:p text:style-name="P27">[3,] <text:s text:c="3"/>1 <text:s text:c="3"/>3 <text:s text:c="3"/>1</text:p>
      <text:p text:style-name="P27">[1] 0.0000000 0.5333333 0.4666667</text:p>
      <text:p text:style-name="P27">[1] 1</text:p>
      <text:p text:style-name="P33"/>
      <text:p text:style-name="P33"/>
      <text:p text:style-name="P33"><text:bookmark text:name="rstudio_console_output12"/><text:span text:style-name="T10">&gt; MultiStepPenaltyHeuristic(3,3,matrix(rep(1,9),nrow=3),PlainIndexForNode,c(3,1,2),c(0,1,1),rep(1,3),rep(1/3,3),rep(2,3),c(1.2,1.8,2.2))</text:span></text:p>
      <text:p text:style-name="P27">[1] "Heuristic is Run"</text:p>
      <text:p text:style-name="P26"><text:s text:c="5"/><text:span text:style-name="T2">[,1] [,2] [,3]</text:span></text:p>
      <text:p text:style-name="P27">[1,] <text:s text:c="3"/>1 <text:s text:c="3"/>0 <text:s text:c="3"/>0</text:p>
      <text:p text:style-name="P27">[2,] <text:s text:c="3"/>2 <text:s text:c="3"/>0 <text:s text:c="3"/>0</text:p>
      <text:p text:style-name="P27">[3,] <text:s text:c="3"/>3 <text:s text:c="3"/>0 <text:s text:c="3"/>0</text:p>
      <text:p text:style-name="P27">[1] 0.0000000 0.7144354 0.7144354</text:p>
      <text:p text:style-name="P26"><text:s text:c="6"/><text:span text:style-name="T2">[,1] [,2] [,3]</text:span></text:p>
      <text:p text:style-name="P26"><text:s/><text:span text:style-name="T2">[1,] <text:s text:c="3"/>1 <text:s text:c="3"/>1 <text:s text:c="3"/>0</text:span></text:p>
      <text:p text:style-name="P26"><text:soft-page-break/><text:s/><text:span text:style-name="T2">[2,] <text:s text:c="3"/>1 <text:s text:c="3"/>2 <text:s text:c="3"/>0</text:span></text:p>
      <text:p text:style-name="P26"><text:s/><text:span text:style-name="T2">[3,] <text:s text:c="3"/>1 <text:s text:c="3"/>3 <text:s text:c="3"/>0</text:span></text:p>
      <text:p text:style-name="P26"><text:s/><text:span text:style-name="T2">[4,] <text:s text:c="3"/>2 <text:s text:c="3"/>1 <text:s text:c="3"/>0</text:span></text:p>
      <text:p text:style-name="P26"><text:s/><text:span text:style-name="T2">[5,] <text:s text:c="3"/>2 <text:s text:c="3"/>2 <text:s text:c="3"/>0</text:span></text:p>
      <text:p text:style-name="P26"><text:s/><text:span text:style-name="T2">[6,] <text:s text:c="3"/>2 <text:s text:c="3"/>3 <text:s text:c="3"/>0</text:span></text:p>
      <text:p text:style-name="P26"><text:s/><text:span text:style-name="T2">[7,] <text:s text:c="3"/>3 <text:s text:c="3"/>1 <text:s text:c="3"/>0</text:span></text:p>
      <text:p text:style-name="P26"><text:s/><text:span text:style-name="T2">[8,] <text:s text:c="3"/>3 <text:s text:c="3"/>2 <text:s text:c="3"/>0</text:span></text:p>
      <text:p text:style-name="P26"><text:s/><text:span text:style-name="T2">[9,] <text:s text:c="3"/>3 <text:s text:c="3"/>3 <text:s text:c="3"/>0</text:span></text:p>
      <text:p text:style-name="P27">[1] 7.366396 4.516531 2.849865 5.230967 5.945402 1.428871 3.564300 1.428871 4.278735</text:p>
      <text:p text:style-name="P26"><text:s text:c="6"/><text:span text:style-name="T2">[,1] [,2] [,3]</text:span></text:p>
      <text:p text:style-name="P26"><text:s/><text:span text:style-name="T2">[1,] <text:s text:c="3"/>1 <text:s text:c="3"/>1 <text:s text:c="3"/>1</text:span></text:p>
      <text:p text:style-name="P26"><text:s/><text:span text:style-name="T2">[2,] <text:s text:c="3"/>1 <text:s text:c="3"/>1 <text:s text:c="3"/>2</text:span></text:p>
      <text:p text:style-name="P26"><text:s/><text:span text:style-name="T2">[3,] <text:s text:c="3"/>1 <text:s text:c="3"/>1 <text:s text:c="3"/>3</text:span></text:p>
      <text:p text:style-name="P26"><text:s/><text:span text:style-name="T2">[4,] <text:s text:c="3"/>1 <text:s text:c="3"/>2 <text:s text:c="3"/>1</text:span></text:p>
      <text:p text:style-name="P26"><text:s/><text:span text:style-name="T2">[5,] <text:s text:c="3"/>1 <text:s text:c="3"/>2 <text:s text:c="3"/>2</text:span></text:p>
      <text:p text:style-name="P26"><text:s/><text:span text:style-name="T2">[6,] <text:s text:c="3"/>1 <text:s text:c="3"/>2 <text:s text:c="3"/>3</text:span></text:p>
      <text:p text:style-name="P26"><text:s/><text:span text:style-name="T2">[7,] <text:s text:c="3"/>1 <text:s text:c="3"/>3 <text:s text:c="3"/>1</text:span></text:p>
      <text:p text:style-name="P26"><text:s/><text:span text:style-name="T2">[8,] <text:s text:c="3"/>1 <text:s text:c="3"/>3 <text:s text:c="3"/>2</text:span></text:p>
      <text:p text:style-name="P26"><text:s/><text:span text:style-name="T2">[9,] <text:s text:c="3"/>1 <text:s text:c="3"/>3 <text:s text:c="3"/>3</text:span></text:p>
      <text:p text:style-name="P27">[10,] <text:s text:c="3"/>2 <text:s text:c="3"/>1 <text:s text:c="3"/>1</text:p>
      <text:p text:style-name="P27">[11,] <text:s text:c="3"/>2 <text:s text:c="3"/>1 <text:s text:c="3"/>2</text:p>
      <text:p text:style-name="P27">[12,] <text:s text:c="3"/>2 <text:s text:c="3"/>1 <text:s text:c="3"/>3</text:p>
      <text:p text:style-name="P27">[13,] <text:s text:c="3"/>2 <text:s text:c="3"/>2 <text:s text:c="3"/>1</text:p>
      <text:p text:style-name="P27">[14,] <text:s text:c="3"/>2 <text:s text:c="3"/>2 <text:s text:c="3"/>2</text:p>
      <text:p text:style-name="P27">[15,] <text:s text:c="3"/>2 <text:s text:c="3"/>2 <text:s text:c="3"/>3</text:p>
      <text:p text:style-name="P27">[16,] <text:s text:c="3"/>2 <text:s text:c="3"/>3 <text:s text:c="3"/>1</text:p>
      <text:p text:style-name="P27">[17,] <text:s text:c="3"/>2 <text:s text:c="3"/>3 <text:s text:c="3"/>2</text:p>
      <text:p text:style-name="P27">[18,] <text:s text:c="3"/>2 <text:s text:c="3"/>3 <text:s text:c="3"/>3</text:p>
      <text:p text:style-name="P27">[19,] <text:s text:c="3"/>3 <text:s text:c="3"/>1 <text:s text:c="3"/>1</text:p>
      <text:p text:style-name="P27">[20,] <text:s text:c="3"/>3 <text:s text:c="3"/>1 <text:s text:c="3"/>2</text:p>
      <text:p text:style-name="P27">[21,] <text:s text:c="3"/>3 <text:s text:c="3"/>1 <text:s text:c="3"/>3</text:p>
      <text:p text:style-name="P27">[22,] <text:s text:c="3"/>3 <text:s text:c="3"/>2 <text:s text:c="3"/>1</text:p>
      <text:p text:style-name="P27">[23,] <text:s text:c="3"/>3 <text:s text:c="3"/>2 <text:s text:c="3"/>2</text:p>
      <text:p text:style-name="P27">[24,] <text:s text:c="3"/>3 <text:s text:c="3"/>2 <text:s text:c="3"/>3</text:p>
      <text:p text:style-name="P27">[25,] <text:s text:c="3"/>3 <text:s text:c="3"/>3 <text:s text:c="3"/>1</text:p>
      <text:p text:style-name="P27">[26,] <text:s text:c="3"/>3 <text:s text:c="3"/>3 <text:s text:c="3"/>2</text:p>
      <text:p text:style-name="P27">[27,] <text:s text:c="3"/>3 <text:s text:c="3"/>3 <text:s text:c="3"/>3</text:p>
      <text:p text:style-name="P26"><text:s/><text:span text:style-name="T2">[1] 9.271906 8.414165 8.224138 5.564300 6.852407 5.804638 3.707606 4.137971 4.995713 7.166842 6.278735 6.119074 6.993171 7.707606 6.659838 2.316978 2.143306 3.031413 4.422042 3.564300</text:span></text:p>
      <text:p text:style-name="P27">[21] 4.422042 1.428871 2.143306 2.143306 5.136477 4.993171 5.850913</text:p>
      <text:p text:style-name="P26"><text:s text:c="5"/><text:span text:style-name="T2">[,1] [,2] [,3]</text:span></text:p>
      <text:p text:style-name="P27">[1,] <text:s text:c="3"/>1 <text:s text:c="3"/>0 <text:s text:c="3"/>0</text:p>
      <text:p text:style-name="P27">[2,] <text:s text:c="3"/>3 <text:s text:c="3"/>2 <text:s text:c="3"/>0</text:p>
      <text:p text:style-name="P27">[3,] <text:s text:c="3"/>3 <text:s text:c="3"/>2 <text:s text:c="3"/>1</text:p>
      <text:p text:style-name="P27">[1] 0.0000000 0.3333333 0.2222222</text:p>
      <text:p text:style-name="P27">[1] 1</text:p>
      <text:p text:style-name="P33"/>
      <text:p text:style-name="P33"/>
      <text:p text:style-name="P33"/>
      <text:p text:style-name="P33"/>
      <text:p text:style-name="P33"/>
      <text:p text:style-name="P33"/>
      <text:p text:style-name="P34"/>
      <text:p text:style-name="P34"/>
      <text:p text:style-name="P34"><text:soft-page-break/></text:p>
      <text:p text:style-name="P35"><text:span text:style-name="T12">IMPLEMENTING FIX</text:span></text:p>
      <text:p text:style-name="P2"/>
      <text:p text:style-name="P15">We implement a fix, by now allowing for the decay to a standard position when picking the end path we take in the algorithm. That is the average time cost of the path and the average time cost to decay to the end state 3,3,4,0,0,0.</text:p>
      <text:p text:style-name="P15"/>
      <text:p text:style-name="P15">Implementing this we can see a decision on which path is best to take.</text:p>
      <text:p text:style-name="P15"/>
      <text:p text:style-name="P15">However it is clear from the above that this will only possibly fix the path selection part of the heuristic and so will not help the benefit heuristic to make a decision.</text:p>
      <text:p text:style-name="P15"/>
      <text:p text:style-name="P25"><text:bookmark text:name="rstudio_console_output13"/><text:span text:style-name="T10">&gt; MultiStepPenaltyHeuristic(3,3,matrix(rep(1,9),nrow=3),PlainIndexForNode,c(3,1,2),c(0,1,1),rep(1,3),rep(1/3,3),rep(2,3),c(1.2,1.8,2.2))</text:span></text:p>
      <text:p text:style-name="P27">[1] "Heuristic is Run"</text:p>
      <text:p text:style-name="P26"><text:s text:c="5"/><text:span text:style-name="T2">[,1] [,2] [,3]</text:span></text:p>
      <text:p text:style-name="P27">[1,] <text:s text:c="3"/>1 <text:s text:c="3"/>0 <text:s text:c="3"/>0</text:p>
      <text:p text:style-name="P27">[2,] <text:s text:c="3"/>2 <text:s text:c="3"/>0 <text:s text:c="3"/>0</text:p>
      <text:p text:style-name="P27">[3,] <text:s text:c="3"/>3 <text:s text:c="3"/>0 <text:s text:c="3"/>0</text:p>
      <text:p text:style-name="P27">[1] 0.0000000 0.7144354 0.7144354</text:p>
      <text:p text:style-name="P26"><text:s text:c="6"/><text:span text:style-name="T2">[,1] [,2] [,3]</text:span></text:p>
      <text:p text:style-name="P26"><text:s/><text:span text:style-name="T2">[1,] <text:s text:c="3"/>1 <text:s text:c="3"/>1 <text:s text:c="3"/>0</text:span></text:p>
      <text:p text:style-name="P26"><text:s/><text:span text:style-name="T2">[2,] <text:s text:c="3"/>1 <text:s text:c="3"/>2 <text:s text:c="3"/>0</text:span></text:p>
      <text:p text:style-name="P26"><text:s/><text:span text:style-name="T2">[3,] <text:s text:c="3"/>1 <text:s text:c="3"/>3 <text:s text:c="3"/>0</text:span></text:p>
      <text:p text:style-name="P26"><text:s/><text:span text:style-name="T2">[4,] <text:s text:c="3"/>2 <text:s text:c="3"/>1 <text:s text:c="3"/>0</text:span></text:p>
      <text:p text:style-name="P26"><text:s/><text:span text:style-name="T2">[5,] <text:s text:c="3"/>2 <text:s text:c="3"/>2 <text:s text:c="3"/>0</text:span></text:p>
      <text:p text:style-name="P26"><text:s/><text:span text:style-name="T2">[6,] <text:s text:c="3"/>2 <text:s text:c="3"/>3 <text:s text:c="3"/>0</text:span></text:p>
      <text:p text:style-name="P26"><text:s/><text:span text:style-name="T2">[7,] <text:s text:c="3"/>3 <text:s text:c="3"/>1 <text:s text:c="3"/>0</text:span></text:p>
      <text:p text:style-name="P26"><text:s/><text:span text:style-name="T2">[8,] <text:s text:c="3"/>3 <text:s text:c="3"/>2 <text:s text:c="3"/>0</text:span></text:p>
      <text:p text:style-name="P26"><text:s/><text:span text:style-name="T2">[9,] <text:s text:c="3"/>3 <text:s text:c="3"/>3 <text:s text:c="3"/>0</text:span></text:p>
      <text:p text:style-name="P27">[1] 7.366396 4.516531 2.849865 5.230967 5.945402 1.428871 3.564300 1.428871 4.278735</text:p>
      <text:p text:style-name="P26"><text:s text:c="6"/><text:span text:style-name="T2">[,1] [,2] [,3]</text:span></text:p>
      <text:p text:style-name="P26"><text:s/><text:span text:style-name="T2">[1,] <text:s text:c="3"/>1 <text:s text:c="3"/>1 <text:s text:c="3"/>1</text:span></text:p>
      <text:p text:style-name="P26"><text:s/><text:span text:style-name="T2">[2,] <text:s text:c="3"/>1 <text:s text:c="3"/>1 <text:s text:c="3"/>2</text:span></text:p>
      <text:p text:style-name="P26"><text:s/><text:span text:style-name="T2">[3,] <text:s text:c="3"/>1 <text:s text:c="3"/>1 <text:s text:c="3"/>3</text:span></text:p>
      <text:p text:style-name="P26"><text:s/><text:span text:style-name="T2">[4,] <text:s text:c="3"/>1 <text:s text:c="3"/>2 <text:s text:c="3"/>1</text:span></text:p>
      <text:p text:style-name="P26"><text:s/><text:span text:style-name="T2">[5,] <text:s text:c="3"/>1 <text:s text:c="3"/>2 <text:s text:c="3"/>2</text:span></text:p>
      <text:p text:style-name="P26"><text:s/><text:span text:style-name="T2">[6,] <text:s text:c="3"/>1 <text:s text:c="3"/>2 <text:s text:c="3"/>3</text:span></text:p>
      <text:p text:style-name="P26"><text:s/><text:span text:style-name="T2">[7,] <text:s text:c="3"/>1 <text:s text:c="3"/>3 <text:s text:c="3"/>1</text:span></text:p>
      <text:p text:style-name="P26"><text:s/><text:span text:style-name="T2">[8,] <text:s text:c="3"/>1 <text:s text:c="3"/>3 <text:s text:c="3"/>2</text:span></text:p>
      <text:p text:style-name="P26"><text:s/><text:span text:style-name="T2">[9,] <text:s text:c="3"/>1 <text:s text:c="3"/>3 <text:s text:c="3"/>3</text:span></text:p>
      <text:p text:style-name="P27">[10,] <text:s text:c="3"/>2 <text:s text:c="3"/>1 <text:s text:c="3"/>1</text:p>
      <text:p text:style-name="P27">[11,] <text:s text:c="3"/>2 <text:s text:c="3"/>1 <text:s text:c="3"/>2</text:p>
      <text:p text:style-name="P27">[12,] <text:s text:c="3"/>2 <text:s text:c="3"/>1 <text:s text:c="3"/>3</text:p>
      <text:p text:style-name="P27">[13,] <text:s text:c="3"/>2 <text:s text:c="3"/>2 <text:s text:c="3"/>1</text:p>
      <text:p text:style-name="P27">[14,] <text:s text:c="3"/>2 <text:s text:c="3"/>2 <text:s text:c="3"/>2</text:p>
      <text:p text:style-name="P27">[15,] <text:s text:c="3"/>2 <text:s text:c="3"/>2 <text:s text:c="3"/>3</text:p>
      <text:p text:style-name="P27">[16,] <text:s text:c="3"/>2 <text:s text:c="3"/>3 <text:s text:c="3"/>1</text:p>
      <text:p text:style-name="P27">[17,] <text:s text:c="3"/>2 <text:s text:c="3"/>3 <text:s text:c="3"/>2</text:p>
      <text:p text:style-name="P27">[18,] <text:s text:c="3"/>2 <text:s text:c="3"/>3 <text:s text:c="3"/>3</text:p>
      <text:p text:style-name="P27">[19,] <text:s text:c="3"/>3 <text:s text:c="3"/>1 <text:s text:c="3"/>1</text:p>
      <text:p text:style-name="P27">[20,] <text:s text:c="3"/>3 <text:s text:c="3"/>1 <text:s text:c="3"/>2</text:p>
      <text:p text:style-name="P27">[21,] <text:s text:c="3"/>3 <text:s text:c="3"/>1 <text:s text:c="3"/>3</text:p>
      <text:p text:style-name="P27"><text:soft-page-break/>[22,] <text:s text:c="3"/>3 <text:s text:c="3"/>2 <text:s text:c="3"/>1</text:p>
      <text:p text:style-name="P27">[23,] <text:s text:c="3"/>3 <text:s text:c="3"/>2 <text:s text:c="3"/>2</text:p>
      <text:p text:style-name="P27">[24,] <text:s text:c="3"/>3 <text:s text:c="3"/>2 <text:s text:c="3"/>3</text:p>
      <text:p text:style-name="P27">[25,] <text:s text:c="3"/>3 <text:s text:c="3"/>3 <text:s text:c="3"/>1</text:p>
      <text:p text:style-name="P27">[26,] <text:s text:c="3"/>3 <text:s text:c="3"/>3 <text:s text:c="3"/>2</text:p>
      <text:p text:style-name="P27">[27,] <text:s text:c="3"/>3 <text:s text:c="3"/>3 <text:s text:c="3"/>3</text:p>
      <text:p text:style-name="P26"><text:s/><text:span text:style-name="T2">[1] 9.271906 8.414165 8.224138 5.564300 6.852407 5.804638 3.707606 4.137971 4.995713 7.166842 6.278735 6.119074 6.993171 7.707606 6.659838 2.316978 2.143306 3.031413 4.422042 3.564300</text:span></text:p>
      <text:p text:style-name="P27">[21] 4.422042 1.428871 2.143306 2.143306 5.136477 4.993171 5.850913</text:p>
      <text:p text:style-name="P27">[1] "Working out transition to decay costs"</text:p>
      <text:p text:style-name="P27">[1] "Working out transition to decay costs"</text:p>
      <text:p text:style-name="P27">[1] "Working out transition to decay costs"</text:p>
      <text:p text:style-name="P27">[1] "Working out transition to decay costs"</text:p>
      <text:p text:style-name="P27">[1] "Working out transition to decay costs"</text:p>
      <text:p text:style-name="P27">[1] "Working out transition to decay costs"</text:p>
      <text:p text:style-name="P26"><text:s text:c="5"/><text:span text:style-name="T2">[,1] [,2] [,3]</text:span></text:p>
      <text:p text:style-name="P27">[1,] <text:s text:c="3"/>1 <text:s text:c="3"/>0 <text:s text:c="3"/>0</text:p>
      <text:p text:style-name="P27">[2,] <text:s text:c="3"/>3 <text:s text:c="3"/>2 <text:s text:c="3"/>0</text:p>
      <text:p text:style-name="P27">[3,] <text:s text:c="3"/>3 <text:s text:c="3"/>2 <text:s text:c="3"/>1</text:p>
      <text:p text:style-name="P27">[1] 1.797380 1.161427 1.347696</text:p>
      <text:p text:style-name="P27">[1] 3</text:p>
      <text:p text:style-name="P15"/>
      <text:p text:style-name="P15">In the simulation it can be seen that this leads to a much better answer (which is infact below optimal)</text:p>
      <text:p text:style-name="P15"/>
      <text:p text:style-name="P12">Under: <text:span text:style-name="T11">3</text:span> step <text:span text:style-name="T6">penalty</text:span> heuristic</text:p>
      <text:p text:style-name="P19"><text:span text:style-name="T8">Average Optimal Cost=</text:span><text:bookmark text:name="rstudio_console_output112111"/><text:span text:style-name="T8">0.15126380 , Average Cost in simulation=</text:span><text:bookmark text:name="rstudio_console_output14"/><text:span text:style-name="T7">147866666666667</text:span></text:p>
      <text:p text:style-name="P17"><text:span text:style-name="T7"/></text:p>
      <text:p text:style-name="P29"><text:bookmark text:name="rstudio_console_output15"/><text:span text:style-name="T1">[1] "The Policys disagree at the following"</text:span></text:p>
      <text:p text:style-name="P27">[1] "Step: <text:s/>1 , State: <text:s/>3, 3, 1, 0, 0, 0"</text:p>
      <text:p text:style-name="P27">[1] "Decisions made where, Index proposes: <text:s/>2 <text:s/>but policy suggests: <text:s/>1"</text:p>
      <text:p text:style-name="P27">[1] "Step: <text:s/>962 , State: <text:s/>1, 3, 2, 2, 0, 2"</text:p>
      <text:p text:style-name="P27">[1] "Decisions made where, Index proposes: <text:s/>1 <text:s/>but policy suggests: <text:s/>3"</text:p>
      <text:p text:style-name="P27">[1] "Step: <text:s/>963 , State: <text:s/>1, 3, 3, 0, 0, 2"</text:p>
      <text:p text:style-name="P27">[1] "Decisions made where, Index proposes: <text:s/>3 <text:s/>but policy suggests: <text:s/>1"</text:p>
      <text:p text:style-name="P17"><text:span text:style-name="T7"/></text:p>
      <text:p text:style-name="P17"/>
      <text:p text:style-name="P17"><text:span text:style-name="T1">T</text:span>he <text:span text:style-name="T13">implementation means a lot more decisions are made optimal. It is also suggested that the states above do not really matter in the optimal.</text:span></text:p>
      <text:p text:style-name="P17"/>
      <text:p text:style-name="P18">However we note that the cost is smaller than optimum, we can implement the policy and find its optimal answer.</text:p>
      <text:p text:style-name="P18"/>
      <text:p text:style-name="P18">Using the policy to drive decisions in the scenario we get and average cost of</text:p>
      <text:p text:style-name="P30"><text:bookmark text:name="rstudio_console_output16"/>0.1496 , they obvious agree at all stages.</text:p>
      <text:p text:style-name="P15"/>
      <text:p text:style-name="P1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0:59:31.844397705</meta:creation-date>
    <dc:date>2018-05-15T15:21:34.238401756</dc:date>
    <meta:editing-duration>PT31M10S</meta:editing-duration>
    <meta:editing-cycles>3</meta:editing-cycles>
    <meta:generator>LibreOffice/5.3.6.1$Linux_X86_64 LibreOffice_project/30$Build-1</meta:generator>
    <meta:print-date>2018-05-15T15:22:10.230295291</meta:print-date>
    <meta:document-statistic meta:table-count="0" meta:image-count="0" meta:object-count="0" meta:page-count="14" meta:paragraph-count="770" meta:word-count="7360" meta:character-count="39280" meta:non-whitespace-character-count="30021"/>
  </office:meta>
</office:document-meta>
</file>